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9.46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6.205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5.821cm" fo:margin-left="0.161cm" fo:margin-right="11.019cm" table:align="margins"/>
    </style:style>
    <style:style style:name="表28.A" style:family="table-column">
      <style:table-column-properties style:column-width="2.845cm" style:rel-column-width="32032*"/>
    </style:style>
    <style:style style:name="表28.B" style:family="table-column">
      <style:table-column-properties style:column-width="2.976cm" style:rel-column-width="33503*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B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8.026cm" fo:margin-left="0.161cm" fo:margin-right="8.814cm" table:align="margins"/>
    </style:style>
    <style:style style:name="表30.A" style:family="table-column">
      <style:table-column-properties style:column-width="1.258cm" style:rel-column-width="10269*"/>
    </style:style>
    <style:style style:name="表30.B" style:family="table-column">
      <style:table-column-properties style:column-width="6.768cm" style:rel-column-width="55266*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B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9.46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6.205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5.821cm" fo:margin-left="0.161cm" fo:margin-right="11.019cm" table:align="margins"/>
    </style:style>
    <style:style style:name="表32.A" style:family="table-column">
      <style:table-column-properties style:column-width="2.845cm" style:rel-column-width="32032*"/>
    </style:style>
    <style:style style:name="表32.B" style:family="table-column">
      <style:table-column-properties style:column-width="2.976cm" style:rel-column-width="33503*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B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8.026cm" fo:margin-left="0.161cm" fo:margin-right="8.814cm" table:align="margins"/>
    </style:style>
    <style:style style:name="表33.A" style:family="table-column">
      <style:table-column-properties style:column-width="1.258cm" style:rel-column-width="10269*"/>
    </style:style>
    <style:style style:name="表33.B" style:family="table-column">
      <style:table-column-properties style:column-width="6.768cm" style:rel-column-width="55266*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B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821cm" fo:margin-left="0.161cm" fo:margin-right="11.019cm" table:align="margins"/>
    </style:style>
    <style:style style:name="表41.A" style:family="table-column">
      <style:table-column-properties style:column-width="2.845cm" style:rel-column-width="32032*"/>
    </style:style>
    <style:style style:name="表41.B" style:family="table-column">
      <style:table-column-properties style:column-width="2.976cm" style:rel-column-width="33503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8.026cm" fo:margin-left="0.161cm" fo:margin-right="8.814cm" table:align="margins"/>
    </style:style>
    <style:style style:name="表42.A" style:family="table-column">
      <style:table-column-properties style:column-width="1.258cm" style:rel-column-width="10269*"/>
    </style:style>
    <style:style style:name="表42.B" style:family="table-column">
      <style:table-column-properties style:column-width="6.768cm" style:rel-column-width="55266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9.46cm" table:align="left"/>
    </style:style>
    <style:style style:name="表43.A" style:family="table-column">
      <style:table-column-properties style:column-width="0.838cm"/>
    </style:style>
    <style:style style:name="表43.B" style:family="table-column">
      <style:table-column-properties style:column-width="2.417cm"/>
    </style:style>
    <style:style style:name="表43.C" style:family="table-column">
      <style:table-column-properties style:column-width="6.205cm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C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8.026cm" fo:margin-left="0.161cm" fo:margin-right="8.814cm" table:align="margins"/>
    </style:style>
    <style:style style:name="表46.A" style:family="table-column">
      <style:table-column-properties style:column-width="1.258cm" style:rel-column-width="10269*"/>
    </style:style>
    <style:style style:name="表46.B" style:family="table-column">
      <style:table-column-properties style:column-width="6.768cm" style:rel-column-width="55266*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B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9.46cm" table:align="left"/>
    </style:style>
    <style:style style:name="表47.A" style:family="table-column">
      <style:table-column-properties style:column-width="0.838cm"/>
    </style:style>
    <style:style style:name="表47.B" style:family="table-column">
      <style:table-column-properties style:column-width="2.417cm"/>
    </style:style>
    <style:style style:name="表47.C" style:family="table-column">
      <style:table-column-properties style:column-width="6.205cm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C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5.821cm" fo:margin-left="0.161cm" fo:margin-right="11.019cm" table:align="margins"/>
    </style:style>
    <style:style style:name="表48.A" style:family="table-column">
      <style:table-column-properties style:column-width="2.845cm" style:rel-column-width="32032*"/>
    </style:style>
    <style:style style:name="表48.B" style:family="table-column">
      <style:table-column-properties style:column-width="2.976cm" style:rel-column-width="33503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8.026cm" fo:margin-left="0.161cm" fo:margin-right="8.814cm" table:align="margins"/>
    </style:style>
    <style:style style:name="表49.A" style:family="table-column">
      <style:table-column-properties style:column-width="1.258cm" style:rel-column-width="10269*"/>
    </style:style>
    <style:style style:name="表49.B" style:family="table-column">
      <style:table-column-properties style:column-width="6.768cm" style:rel-column-width="55266*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B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9.46cm" table:align="left"/>
    </style:style>
    <style:style style:name="表50.A" style:family="table-column">
      <style:table-column-properties style:column-width="0.838cm"/>
    </style:style>
    <style:style style:name="表50.B" style:family="table-column">
      <style:table-column-properties style:column-width="2.417cm"/>
    </style:style>
    <style:style style:name="表50.C" style:family="table-column">
      <style:table-column-properties style:column-width="6.205cm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C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8.026cm" fo:margin-left="0.161cm" fo:margin-right="8.814cm" table:align="margins"/>
    </style:style>
    <style:style style:name="表55.A" style:family="table-column">
      <style:table-column-properties style:column-width="1.258cm" style:rel-column-width="10269*"/>
    </style:style>
    <style:style style:name="表55.B" style:family="table-column">
      <style:table-column-properties style:column-width="6.768cm" style:rel-column-width="55266*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B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5.821cm" fo:margin-left="0.161cm" fo:margin-right="11.019cm" table:align="margins"/>
    </style:style>
    <style:style style:name="表57.A" style:family="table-column">
      <style:table-column-properties style:column-width="2.845cm" style:rel-column-width="32032*"/>
    </style:style>
    <style:style style:name="表57.B" style:family="table-column">
      <style:table-column-properties style:column-width="2.976cm" style:rel-column-width="33503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9.46cm" table:align="left"/>
    </style:style>
    <style:style style:name="表56.A" style:family="table-column">
      <style:table-column-properties style:column-width="0.838cm"/>
    </style:style>
    <style:style style:name="表56.B" style:family="table-column">
      <style:table-column-properties style:column-width="2.417cm"/>
    </style:style>
    <style:style style:name="表56.C" style:family="table-column">
      <style:table-column-properties style:column-width="6.205cm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C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5.821cm" fo:margin-left="0.161cm" fo:margin-right="11.019cm" table:align="margins"/>
    </style:style>
    <style:style style:name="表58.A" style:family="table-column">
      <style:table-column-properties style:column-width="2.845cm" style:rel-column-width="32032*"/>
    </style:style>
    <style:style style:name="表58.B" style:family="table-column">
      <style:table-column-properties style:column-width="2.976cm" style:rel-column-width="33503*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B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8.026cm" fo:margin-left="0.161cm" fo:margin-right="8.814cm" table:align="margins"/>
    </style:style>
    <style:style style:name="表59.A" style:family="table-column">
      <style:table-column-properties style:column-width="1.258cm" style:rel-column-width="10269*"/>
    </style:style>
    <style:style style:name="表59.B" style:family="table-column">
      <style:table-column-properties style:column-width="6.768cm" style:rel-column-width="55266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0" style:family="table">
      <style:table-properties style:width="9.46cm" table:align="left"/>
    </style:style>
    <style:style style:name="表60.A" style:family="table-column">
      <style:table-column-properties style:column-width="0.838cm"/>
    </style:style>
    <style:style style:name="表60.B" style:family="table-column">
      <style:table-column-properties style:column-width="2.417cm"/>
    </style:style>
    <style:style style:name="表60.C" style:family="table-column">
      <style:table-column-properties style:column-width="6.205cm"/>
    </style:style>
    <style:style style:name="表6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0.C1" style:family="table-cell">
      <style:table-cell-properties style:border-line-width="0.002cm 0.088cm 0.002cm" fo:padding="0.053cm" fo:border="0.092cm double #808080"/>
    </style:style>
    <style:style style:name="表6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1" style:family="table">
      <style:table-properties style:width="5.821cm" fo:margin-left="0.161cm" fo:margin-right="11.019cm" table:align="margins"/>
    </style:style>
    <style:style style:name="表61.A" style:family="table-column">
      <style:table-column-properties style:column-width="2.845cm" style:rel-column-width="32032*"/>
    </style:style>
    <style:style style:name="表61.B" style:family="table-column">
      <style:table-column-properties style:column-width="2.976cm" style:rel-column-width="33503*"/>
    </style:style>
    <style:style style:name="表6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1.B1" style:family="table-cell">
      <style:table-cell-properties style:border-line-width="0.002cm 0.088cm 0.002cm" fo:padding="0.053cm" fo:border="0.092cm double #808080"/>
    </style:style>
    <style:style style:name="表6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2" style:family="table">
      <style:table-properties style:width="8.026cm" fo:margin-left="0.161cm" fo:margin-right="8.814cm" table:align="margins"/>
    </style:style>
    <style:style style:name="表62.A" style:family="table-column">
      <style:table-column-properties style:column-width="1.258cm" style:rel-column-width="10269*"/>
    </style:style>
    <style:style style:name="表62.B" style:family="table-column">
      <style:table-column-properties style:column-width="6.768cm" style:rel-column-width="55266*"/>
    </style:style>
    <style:style style:name="表6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2.B1" style:family="table-cell">
      <style:table-cell-properties style:border-line-width="0.002cm 0.088cm 0.002cm" fo:padding="0.053cm" fo:border="0.092cm double #808080"/>
    </style:style>
    <style:style style:name="表6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3" style:family="table">
      <style:table-properties style:width="9.46cm" table:align="left"/>
    </style:style>
    <style:style style:name="表63.A" style:family="table-column">
      <style:table-column-properties style:column-width="0.838cm"/>
    </style:style>
    <style:style style:name="表63.B" style:family="table-column">
      <style:table-column-properties style:column-width="2.417cm"/>
    </style:style>
    <style:style style:name="表63.C" style:family="table-column">
      <style:table-column-properties style:column-width="6.205cm"/>
    </style:style>
    <style:style style:name="表6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3.C1" style:family="table-cell">
      <style:table-cell-properties style:border-line-width="0.002cm 0.088cm 0.002cm" fo:padding="0.053cm" fo:border="0.092cm double #808080"/>
    </style:style>
    <style:style style:name="表6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5" style:family="table">
      <style:table-properties style:width="8.026cm" fo:margin-left="0.161cm" fo:margin-right="8.814cm" table:align="margins"/>
    </style:style>
    <style:style style:name="表65.A" style:family="table-column">
      <style:table-column-properties style:column-width="1.258cm" style:rel-column-width="10269*"/>
    </style:style>
    <style:style style:name="表65.B" style:family="table-column">
      <style:table-column-properties style:column-width="6.768cm" style:rel-column-width="55266*"/>
    </style:style>
    <style:style style:name="表6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5.B1" style:family="table-cell">
      <style:table-cell-properties style:border-line-width="0.002cm 0.088cm 0.002cm" fo:padding="0.053cm" fo:border="0.092cm double #808080"/>
    </style:style>
    <style:style style:name="表6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4" style:family="table">
      <style:table-properties style:width="9.46cm" table:align="left"/>
    </style:style>
    <style:style style:name="表64.A" style:family="table-column">
      <style:table-column-properties style:column-width="0.838cm"/>
    </style:style>
    <style:style style:name="表64.B" style:family="table-column">
      <style:table-column-properties style:column-width="2.417cm"/>
    </style:style>
    <style:style style:name="表64.C" style:family="table-column">
      <style:table-column-properties style:column-width="6.205cm"/>
    </style:style>
    <style:style style:name="表6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4.C1" style:family="table-cell">
      <style:table-cell-properties style:border-line-width="0.002cm 0.088cm 0.002cm" fo:padding="0.053cm" fo:border="0.092cm double #808080"/>
    </style:style>
    <style:style style:name="表6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6" style:family="table">
      <style:table-properties style:width="5.821cm" fo:margin-left="0.161cm" fo:margin-right="11.019cm" table:align="margins"/>
    </style:style>
    <style:style style:name="表66.A" style:family="table-column">
      <style:table-column-properties style:column-width="2.845cm" style:rel-column-width="32032*"/>
    </style:style>
    <style:style style:name="表66.B" style:family="table-column">
      <style:table-column-properties style:column-width="2.976cm" style:rel-column-width="33503*"/>
    </style:style>
    <style:style style:name="表6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6.B1" style:family="table-cell">
      <style:table-cell-properties style:border-line-width="0.002cm 0.088cm 0.002cm" fo:padding="0.053cm" fo:border="0.092cm double #808080"/>
    </style:style>
    <style:style style:name="表6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7" style:family="table">
      <style:table-properties style:width="8.026cm" fo:margin-left="0.161cm" fo:margin-right="8.814cm" table:align="margins"/>
    </style:style>
    <style:style style:name="表67.A" style:family="table-column">
      <style:table-column-properties style:column-width="1.258cm" style:rel-column-width="10269*"/>
    </style:style>
    <style:style style:name="表67.B" style:family="table-column">
      <style:table-column-properties style:column-width="6.768cm" style:rel-column-width="55266*"/>
    </style:style>
    <style:style style:name="表6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7.B1" style:family="table-cell">
      <style:table-cell-properties style:border-line-width="0.002cm 0.088cm 0.002cm" fo:padding="0.053cm" fo:border="0.092cm double #808080"/>
    </style:style>
    <style:style style:name="表6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8" style:family="table">
      <style:table-properties style:width="9.46cm" table:align="left"/>
    </style:style>
    <style:style style:name="表68.A" style:family="table-column">
      <style:table-column-properties style:column-width="0.838cm"/>
    </style:style>
    <style:style style:name="表68.B" style:family="table-column">
      <style:table-column-properties style:column-width="2.417cm"/>
    </style:style>
    <style:style style:name="表68.C" style:family="table-column">
      <style:table-column-properties style:column-width="6.205cm"/>
    </style:style>
    <style:style style:name="表6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8.C1" style:family="table-cell">
      <style:table-cell-properties style:border-line-width="0.002cm 0.088cm 0.002cm" fo:padding="0.053cm" fo:border="0.092cm double #808080"/>
    </style:style>
    <style:style style:name="表6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9" style:family="table">
      <style:table-properties style:width="5.821cm" fo:margin-left="0.161cm" fo:margin-right="11.019cm" table:align="margins"/>
    </style:style>
    <style:style style:name="表69.A" style:family="table-column">
      <style:table-column-properties style:column-width="2.845cm" style:rel-column-width="32032*"/>
    </style:style>
    <style:style style:name="表69.B" style:family="table-column">
      <style:table-column-properties style:column-width="2.976cm" style:rel-column-width="33503*"/>
    </style:style>
    <style:style style:name="表6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9.B1" style:family="table-cell">
      <style:table-cell-properties style:border-line-width="0.002cm 0.088cm 0.002cm" fo:padding="0.053cm" fo:border="0.092cm double #808080"/>
    </style:style>
    <style:style style:name="表6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1" style:family="table">
      <style:table-properties style:width="8.026cm" fo:margin-left="0.161cm" fo:margin-right="8.814cm" table:align="margins"/>
    </style:style>
    <style:style style:name="表71.A" style:family="table-column">
      <style:table-column-properties style:column-width="1.258cm" style:rel-column-width="10269*"/>
    </style:style>
    <style:style style:name="表71.B" style:family="table-column">
      <style:table-column-properties style:column-width="6.768cm" style:rel-column-width="55266*"/>
    </style:style>
    <style:style style:name="表7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1.B1" style:family="table-cell">
      <style:table-cell-properties style:border-line-width="0.002cm 0.088cm 0.002cm" fo:padding="0.053cm" fo:border="0.092cm double #808080"/>
    </style:style>
    <style:style style:name="表7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2" style:family="table">
      <style:table-properties style:width="9.46cm" table:align="left"/>
    </style:style>
    <style:style style:name="表72.A" style:family="table-column">
      <style:table-column-properties style:column-width="0.838cm"/>
    </style:style>
    <style:style style:name="表72.B" style:family="table-column">
      <style:table-column-properties style:column-width="2.417cm"/>
    </style:style>
    <style:style style:name="表72.C" style:family="table-column">
      <style:table-column-properties style:column-width="6.205cm"/>
    </style:style>
    <style:style style:name="表7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2.C1" style:family="table-cell">
      <style:table-cell-properties style:border-line-width="0.002cm 0.088cm 0.002cm" fo:padding="0.053cm" fo:border="0.092cm double #808080"/>
    </style:style>
    <style:style style:name="表7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3" style:family="table">
      <style:table-properties style:width="5.821cm" fo:margin-left="0.161cm" fo:margin-right="11.019cm" table:align="margins"/>
    </style:style>
    <style:style style:name="表73.A" style:family="table-column">
      <style:table-column-properties style:column-width="2.845cm" style:rel-column-width="32032*"/>
    </style:style>
    <style:style style:name="表73.B" style:family="table-column">
      <style:table-column-properties style:column-width="2.976cm" style:rel-column-width="33503*"/>
    </style:style>
    <style:style style:name="表7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3.B1" style:family="table-cell">
      <style:table-cell-properties style:border-line-width="0.002cm 0.088cm 0.002cm" fo:padding="0.053cm" fo:border="0.092cm double #808080"/>
    </style:style>
    <style:style style:name="表7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4" style:family="table">
      <style:table-properties style:width="8.026cm" fo:margin-left="0.161cm" fo:margin-right="8.814cm" table:align="margins"/>
    </style:style>
    <style:style style:name="表74.A" style:family="table-column">
      <style:table-column-properties style:column-width="1.258cm" style:rel-column-width="10269*"/>
    </style:style>
    <style:style style:name="表74.B" style:family="table-column">
      <style:table-column-properties style:column-width="6.768cm" style:rel-column-width="55266*"/>
    </style:style>
    <style:style style:name="表7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4.B1" style:family="table-cell">
      <style:table-cell-properties style:border-line-width="0.002cm 0.088cm 0.002cm" fo:padding="0.053cm" fo:border="0.092cm double #808080"/>
    </style:style>
    <style:style style:name="表7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5" style:family="table">
      <style:table-properties style:width="9.46cm" table:align="left"/>
    </style:style>
    <style:style style:name="表75.A" style:family="table-column">
      <style:table-column-properties style:column-width="0.504cm"/>
    </style:style>
    <style:style style:name="表75.B" style:family="table-column">
      <style:table-column-properties style:column-width="1.461cm"/>
    </style:style>
    <style:style style:name="表75.C" style:family="table-column">
      <style:table-column-properties style:column-width="3.748cm"/>
    </style:style>
    <style:style style:name="表75.D" style:family="table-column">
      <style:table-column-properties style:column-width="3.747cm"/>
    </style:style>
    <style:style style:name="表7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5.D1" style:family="table-cell">
      <style:table-cell-properties style:border-line-width="0.002cm 0.088cm 0.002cm" fo:padding="0.053cm" fo:border="0.092cm double #808080"/>
    </style:style>
    <style:style style:name="表7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5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6" style:family="table">
      <style:table-properties style:width="5.821cm" fo:margin-left="0.161cm" fo:margin-right="11.019cm" table:align="margins"/>
    </style:style>
    <style:style style:name="表76.A" style:family="table-column">
      <style:table-column-properties style:column-width="2.845cm" style:rel-column-width="32032*"/>
    </style:style>
    <style:style style:name="表76.B" style:family="table-column">
      <style:table-column-properties style:column-width="2.976cm" style:rel-column-width="33503*"/>
    </style:style>
    <style:style style:name="表7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6.B1" style:family="table-cell">
      <style:table-cell-properties style:border-line-width="0.002cm 0.088cm 0.002cm" fo:padding="0.053cm" fo:border="0.092cm double #808080"/>
    </style:style>
    <style:style style:name="表7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7" style:family="table">
      <style:table-properties style:width="8.026cm" fo:margin-left="0.161cm" fo:margin-right="8.814cm" table:align="margins"/>
    </style:style>
    <style:style style:name="表77.A" style:family="table-column">
      <style:table-column-properties style:column-width="1.258cm" style:rel-column-width="10269*"/>
    </style:style>
    <style:style style:name="表77.B" style:family="table-column">
      <style:table-column-properties style:column-width="6.768cm" style:rel-column-width="55266*"/>
    </style:style>
    <style:style style:name="表7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7.B1" style:family="table-cell">
      <style:table-cell-properties style:border-line-width="0.002cm 0.088cm 0.002cm" fo:padding="0.053cm" fo:border="0.092cm double #808080"/>
    </style:style>
    <style:style style:name="表7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1" style:family="table">
      <style:table-properties style:width="5.821cm" fo:margin-left="0.161cm" fo:margin-right="11.019cm" table:align="margins"/>
    </style:style>
    <style:style style:name="表81.A" style:family="table-column">
      <style:table-column-properties style:column-width="2.845cm" style:rel-column-width="32032*"/>
    </style:style>
    <style:style style:name="表81.B" style:family="table-column">
      <style:table-column-properties style:column-width="2.976cm" style:rel-column-width="33503*"/>
    </style:style>
    <style:style style:name="表8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1.B1" style:family="table-cell">
      <style:table-cell-properties style:border-line-width="0.002cm 0.088cm 0.002cm" fo:padding="0.053cm" fo:border="0.092cm double #808080"/>
    </style:style>
    <style:style style:name="表8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" style:family="table">
      <style:table-properties style:width="9.46cm" table:align="left"/>
    </style:style>
    <style:style style:name="表80.A" style:family="table-column">
      <style:table-column-properties style:column-width="0.504cm"/>
    </style:style>
    <style:style style:name="表80.B" style:family="table-column">
      <style:table-column-properties style:column-width="1.461cm"/>
    </style:style>
    <style:style style:name="表80.C" style:family="table-column">
      <style:table-column-properties style:column-width="3.748cm"/>
    </style:style>
    <style:style style:name="表80.D" style:family="table-column">
      <style:table-column-properties style:column-width="3.747cm"/>
    </style:style>
    <style:style style:name="表8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0.D1" style:family="table-cell">
      <style:table-cell-properties style:border-line-width="0.002cm 0.088cm 0.002cm" fo:padding="0.053cm" fo:border="0.092cm double #808080"/>
    </style:style>
    <style:style style:name="表8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0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.A3" style:family="table-cell" style:data-style-name="N0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2" style:family="table">
      <style:table-properties style:width="5.821cm" fo:margin-left="0.161cm" fo:margin-right="11.019cm" table:align="margins"/>
    </style:style>
    <style:style style:name="表82.A" style:family="table-column">
      <style:table-column-properties style:column-width="2.845cm" style:rel-column-width="32032*"/>
    </style:style>
    <style:style style:name="表82.B" style:family="table-column">
      <style:table-column-properties style:column-width="2.976cm" style:rel-column-width="33503*"/>
    </style:style>
    <style:style style:name="表8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2.B1" style:family="table-cell">
      <style:table-cell-properties style:border-line-width="0.002cm 0.088cm 0.002cm" fo:padding="0.053cm" fo:border="0.092cm double #808080"/>
    </style:style>
    <style:style style:name="表8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3" style:family="table">
      <style:table-properties style:width="8.026cm" fo:margin-left="0.161cm" fo:margin-right="8.814cm" table:align="margins"/>
    </style:style>
    <style:style style:name="表83.A" style:family="table-column">
      <style:table-column-properties style:column-width="1.258cm" style:rel-column-width="10269*"/>
    </style:style>
    <style:style style:name="表83.B" style:family="table-column">
      <style:table-column-properties style:column-width="6.768cm" style:rel-column-width="55266*"/>
    </style:style>
    <style:style style:name="表8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3.B1" style:family="table-cell">
      <style:table-cell-properties style:border-line-width="0.002cm 0.088cm 0.002cm" fo:padding="0.053cm" fo:border="0.092cm double #808080"/>
    </style:style>
    <style:style style:name="表8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5" style:family="table">
      <style:table-properties style:width="5.821cm" fo:margin-left="0.161cm" fo:margin-right="11.019cm" table:align="margins"/>
    </style:style>
    <style:style style:name="表85.A" style:family="table-column">
      <style:table-column-properties style:column-width="2.845cm" style:rel-column-width="32032*"/>
    </style:style>
    <style:style style:name="表85.B" style:family="table-column">
      <style:table-column-properties style:column-width="2.976cm" style:rel-column-width="33503*"/>
    </style:style>
    <style:style style:name="表8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5.B1" style:family="table-cell">
      <style:table-cell-properties style:border-line-width="0.002cm 0.088cm 0.002cm" fo:padding="0.053cm" fo:border="0.092cm double #808080"/>
    </style:style>
    <style:style style:name="表8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4" style:family="table">
      <style:table-properties style:width="9.46cm" table:align="left"/>
    </style:style>
    <style:style style:name="表84.A" style:family="table-column">
      <style:table-column-properties style:column-width="0.838cm"/>
    </style:style>
    <style:style style:name="表84.B" style:family="table-column">
      <style:table-column-properties style:column-width="2.417cm"/>
    </style:style>
    <style:style style:name="表84.C" style:family="table-column">
      <style:table-column-properties style:column-width="6.205cm"/>
    </style:style>
    <style:style style:name="表8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4.C1" style:family="table-cell">
      <style:table-cell-properties style:border-line-width="0.002cm 0.088cm 0.002cm" fo:padding="0.053cm" fo:border="0.092cm double #808080"/>
    </style:style>
    <style:style style:name="表8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6" style:family="table">
      <style:table-properties style:width="5.821cm" fo:margin-left="0.161cm" fo:margin-right="11.019cm" table:align="margins"/>
    </style:style>
    <style:style style:name="表86.A" style:family="table-column">
      <style:table-column-properties style:column-width="2.845cm" style:rel-column-width="32032*"/>
    </style:style>
    <style:style style:name="表86.B" style:family="table-column">
      <style:table-column-properties style:column-width="2.976cm" style:rel-column-width="33503*"/>
    </style:style>
    <style:style style:name="表8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6.B1" style:family="table-cell">
      <style:table-cell-properties style:border-line-width="0.002cm 0.088cm 0.002cm" fo:padding="0.053cm" fo:border="0.092cm double #808080"/>
    </style:style>
    <style:style style:name="表8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7" style:family="table">
      <style:table-properties style:width="8.026cm" fo:margin-left="0.161cm" fo:margin-right="8.814cm" table:align="margins"/>
    </style:style>
    <style:style style:name="表87.A" style:family="table-column">
      <style:table-column-properties style:column-width="1.258cm" style:rel-column-width="10269*"/>
    </style:style>
    <style:style style:name="表87.B" style:family="table-column">
      <style:table-column-properties style:column-width="6.768cm" style:rel-column-width="55266*"/>
    </style:style>
    <style:style style:name="表8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7.B1" style:family="table-cell">
      <style:table-cell-properties style:border-line-width="0.002cm 0.088cm 0.002cm" fo:padding="0.053cm" fo:border="0.092cm double #808080"/>
    </style:style>
    <style:style style:name="表8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language-asian="ja" style:country-asian="JP" style:font-size-complex="12pt"/>
    </style:style>
    <style:style style:name="P25" style:family="paragraph" style:parent-style-name="Table_20_Contents">
      <style:text-properties style:font-name="Arial1" fo:font-size="11pt"/>
    </style:style>
    <style:style style:name="P26" style:family="paragraph" style:parent-style-name="Table_20_Contents">
      <style:text-properties style:font-name="Arial1" fo:font-size="11pt" style:language-asian="ja" style:country-asian="JP"/>
    </style:style>
    <style:style style:name="P27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9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0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2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3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4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5" style:family="paragraph" style:parent-style-name="Table_20_Contents" style:list-style-name="L2">
      <style:text-properties style:font-name="Arial1" fo:font-size="11pt" style:language-asian="ja" style:country-asian="JP"/>
    </style:style>
    <style:style style:name="P36" style:family="paragraph" style:parent-style-name="Table_20_Contents" style:list-style-name="L3">
      <style:text-properties style:font-name="Arial1" fo:font-size="11pt" style:language-asian="ja" style:country-asian="JP"/>
    </style:style>
    <style:style style:name="P37" style:family="paragraph" style:parent-style-name="Table_20_Contents" style:list-style-name="L4">
      <style:text-properties style:font-name="Arial1" fo:font-size="11pt" style:language-asian="ja" style:country-asian="JP"/>
    </style:style>
    <style:style style:name="P38" style:family="paragraph" style:parent-style-name="Table_20_Contents" style:list-style-name="L4">
      <style:text-properties style:font-name="Arial1" fo:font-size="11pt"/>
    </style:style>
    <style:style style:name="P39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41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P48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49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0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1" style:family="paragraph" style:parent-style-name="Text_20_body" style:list-style-name="L5"/>
    <style:style style:name="P52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3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5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5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6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61" style:family="paragraph" style:parent-style-name="Text_20_body">
      <style:paragraph-properties fo:margin-top="0cm" fo:margin-bottom="0cm" fo:line-height="179%" style:writing-mode="lr-tb"/>
    </style:style>
    <style:style style:name="P62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6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4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5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lucida grande" style:font-size-asian="10.5p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style:language-asian="ja" style:country-asian="JP" style:font-style-asian="normal" style:font-weight-asian="normal"/>
    </style:style>
    <style:style style:name="T17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8" style:family="text">
      <style:text-properties fo:color="#3333ff" style:font-name="Arial1" fo:font-size="22pt" fo:font-style="normal" fo:font-weight="normal" style:font-size-asian="22pt" style:font-size-complex="22pt"/>
    </style:style>
    <style:style style:name="T19" style:family="text">
      <style:text-properties fo:color="#3366ff" style:language-asian="ja" style:country-asian="JP" style:font-weight-asian="normal"/>
    </style:style>
    <style:style style:name="T20" style:family="text">
      <style:text-properties fo:color="#3366ff" style:language-asian="ja" style:country-asian="JP" style:font-style-asian="normal" style:font-weight-asian="normal"/>
    </style:style>
    <style:style style:name="T2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5">暑いっすね。みなさん、どうですか。</text:span></text:p>
      <text:p text:style-name="P7"><text:span text:style-name="T15">来週の希望日です。</text:span>よろしくお願いします。</text:p>
      <text:p text:style-name="P32">お盆ど真ん中で、あればいいなという腹積もりです。</text:p>
      <text:p text:style-name="P32">また懲りずにキャンプの手伝いに、１１（火）・１２（水）</text:p>
      <text:p text:style-name="P32">と行きます。</text:p>
      <text:p text:style-name="P32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2">どうも、お疲れ様です。</text:p>
      <text:p text:style-name="P32"/>
      <text:p text:style-name="P7">岩淵</text:p>
      <text:p text:style-name="P31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9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5">暑いですね。調子はどうですか。</text:span></text:p>
      <text:p text:style-name="P9">私も、飲み物に氷を入れて、なんとか涼を取ってます。</text:p>
      <text:p text:style-name="P7"><text:span text:style-name="T15">来週の勤務希望を提出します。</text:span>よろしくお願いします。</text:p>
      <text:p text:style-name="P31"/>
      <text:p text:style-name="P7">岩淵</text:p>
      <text:p text:style-name="P31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9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1"/>
      <text:p text:style-name="P7">岩淵</text:p>
      <text:p text:style-name="P31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21 金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三誠電気（松村組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第１４柏栄ビル新築工事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７：３０－１７：００</text:p>
            <text:p text:style-name="P23">（早出０．５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8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<text:span text:style-name="T15">28</text:span>（金）</text:p>
          </table:table-cell>
          <table:table-cell table:style-name="表2.B1" office:value-type="string">
            <text:p text:style-name="P22">8/29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31"/>
      <text:p text:style-name="P28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17(月) ~ 2020.8.23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0.8.17(月) ~ 2020.8.23(日)</text:p>
      <text:p text:style-name="P10">[//]</text:p>
      <text:p text:style-name="P4"/>
      <text:p text:style-name="P4"/>
      <text:p text:style-name="P12"/>
      <text:p text:style-name="P1">-------------------------------------------------------- [20200829_174834]</text:p>
      <text:p text:style-name="P7"><text:span text:style-name="T15">どうも</text:span>お疲れさまです。<text:span text:style-name="T15">日報他、提出します。遅くなりました。</text:span></text:p>
      <text:p text:style-name="P31"><text:soft-page-break/></text:p>
      <text:p text:style-name="P7">岩淵</text:p>
      <text:p text:style-name="P31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1">1</text:p>
          </table:table-cell>
          <table:table-cell table:style-name="表4.A1" office:value-type="string">
            <text:p text:style-name="P21">作業日</text:p>
          </table:table-cell>
          <table:table-cell table:style-name="表4.C1" office:value-type="string">
            <text:p text:style-name="P23">8/27 木曜日</text:p>
          </table:table-cell>
        </table:table-row>
        <table:table-row>
          <table:table-cell table:style-name="表4.A2" office:value-type="string">
            <text:p text:style-name="P21">2</text:p>
          </table:table-cell>
          <table:table-cell table:style-name="表4.A2" office:value-type="string">
            <text:p text:style-name="P21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P21">3</text:p>
          </table:table-cell>
          <table:table-cell table:style-name="表4.A2" office:value-type="string">
            <text:p text:style-name="P21">工事件名</text:p>
          </table:table-cell>
          <table:table-cell table:style-name="表4.C2" office:value-type="string">
            <text:p text:style-name="P23">田端プロジェクト</text:p>
          </table:table-cell>
        </table:table-row>
        <table:table-row>
          <table:table-cell table:style-name="表4.A2" office:value-type="string">
            <text:p text:style-name="P21">4</text:p>
          </table:table-cell>
          <table:table-cell table:style-name="表4.A2" office:value-type="string">
            <text:p text:style-name="P21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P21">5</text:p>
          </table:table-cell>
          <table:table-cell table:style-name="表4.A2" office:value-type="string">
            <text:p text:style-name="P21">備考</text:p>
          </table:table-cell>
          <table:table-cell table:style-name="表4.C2" office:value-type="string">
            <text:p text:style-name="P23">-</text:p>
          </table:table-cell>
        </table:table-row>
      </table:table>
      <text:p text:style-name="P28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9/4（金）</text:p>
          </table:table-cell>
          <table:table-cell table:style-name="表5.B1" office:value-type="string">
            <text:p text:style-name="P22">9/5（土）</text:p>
          </table:table-cell>
        </table:table-row>
        <table:table-row>
          <table:table-cell table:style-name="表5.A2" office:value-type="string">
            <text:p text:style-name="P20">○</text:p>
          </table:table-cell>
          <table:table-cell table:style-name="表5.B2" office:value-type="string">
            <text:p text:style-name="P20">○</text:p>
          </table:table-cell>
        </table:table-row>
      </table:table>
      <text:p text:style-name="P31"/>
      <text:p text:style-name="P28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期間</text:p>
          </table:table-cell>
          <table:table-cell table:style-name="表6.B1" office:value-type="string">
            <text:p text:style-name="P19"><text:s text:c="2"/>2020.8.24(月) ~ 2020.8.30(日)</text:p>
          </table:table-cell>
        </table:table-row>
        <table:table-row>
          <table:table-cell table:style-name="表6.A2" office:value-type="string">
            <text:p text:style-name="P16">合計</text:p>
          </table:table-cell>
          <table:table-cell table:style-name="表6.B2" office:value-type="string">
            <text:p text:style-name="P17"><text:s/>￥XXX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0.8.24(月) ~ 2020.8.30(日)</text:p>
      <text:p text:style-name="P10">[//]</text:p>
      <text:p text:style-name="P4"/>
      <text:p text:style-name="P12"/>
      <text:p text:style-name="P1">-------------------------------------------------------- [20200905_152917]</text:p>
      <text:p text:style-name="P7">お疲れさまです。<text:span text:style-name="T15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5">とまれ、作業希望日を提出します。</text:span>よろしく<text:span text:style-name="T15">願います</text:span>。</text:p>
      <text:p text:style-name="P31"/>
      <text:p text:style-name="P7">岩淵</text:p>
      <text:p text:style-name="P31"/>
      <text:p text:style-name="P14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9/11（金）</text:p>
          </table:table-cell>
          <table:table-cell table:style-name="表8.B1" office:value-type="string">
            <text:p text:style-name="P22">9/12（土）</text:p>
          </table:table-cell>
        </table:table-row>
        <table:table-row>
          <table:table-cell table:style-name="表8.A2" office:value-type="string">
            <text:p text:style-name="P20">○</text:p>
          </table:table-cell>
          <table:table-cell table:style-name="表8.B2" office:value-type="string">
            <text:p text:style-name="P20">○</text:p>
          </table:table-cell>
        </table:table-row>
      </table:table>
      <text:p text:style-name="P29"/>
      <text:p text:style-name="P10">---------------------</text:p>
      <text:p text:style-name="P11">【作業員　岩淵謙 / 作業希望日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2">（スマホは故障なし。汚れも目につかず。ありがたい。どうも、騒動でございました。）</text:p>
      <text:p text:style-name="P7"/>
      <text:p text:style-name="P7">岩淵</text:p>
      <text:p text:style-name="P31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1">1</text:p>
          </table:table-cell>
          <table:table-cell table:style-name="表7.A1" office:value-type="string">
            <text:p text:style-name="P21">作業日</text:p>
          </table:table-cell>
          <table:table-cell table:style-name="表7.C1" office:value-type="string">
            <text:p text:style-name="P23">9/11 金曜日</text:p>
          </table:table-cell>
        </table:table-row>
        <table:table-row>
          <table:table-cell table:style-name="表7.A2" office:value-type="string">
            <text:p text:style-name="P21">2</text:p>
          </table:table-cell>
          <table:table-cell table:style-name="表7.A2" office:value-type="string">
            <text:p text:style-name="P21">発注者</text:p>
          </table:table-cell>
          <table:table-cell table:style-name="表7.C2" office:value-type="string">
            <text:p text:style-name="P23">株式会社アットライフ</text:p>
          </table:table-cell>
        </table:table-row>
        <table:table-row>
          <table:table-cell table:style-name="表7.A2" office:value-type="string">
            <text:p text:style-name="P21">3</text:p>
          </table:table-cell>
          <table:table-cell table:style-name="表7.A2" office:value-type="string">
            <text:p text:style-name="P21">工事件名</text:p>
          </table:table-cell>
          <table:table-cell table:style-name="表7.C2" office:value-type="string">
            <text:p text:style-name="P23">須山美佳様共同住宅</text:p>
          </table:table-cell>
        </table:table-row>
        <table:table-row>
          <table:table-cell table:style-name="表7.A2" office:value-type="string">
            <text:p text:style-name="P21">4</text:p>
          </table:table-cell>
          <table:table-cell table:style-name="表7.A2" office:value-type="string">
            <text:p text:style-name="P21">作業時間</text:p>
          </table:table-cell>
          <table:table-cell table:style-name="表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P21">5</text:p>
          </table:table-cell>
          <table:table-cell table:style-name="表7.A2" office:value-type="string">
            <text:p text:style-name="P21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28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9/18（金）</text:p>
          </table:table-cell>
          <table:table-cell table:style-name="表9.B1" office:value-type="string">
            <text:p text:style-name="P22">9/19（土）</text:p>
          </table:table-cell>
        </table:table-row>
        <table:table-row>
          <table:table-cell table:style-name="表9.A2" office:value-type="string">
            <text:p text:style-name="P20">○</text:p>
          </table:table-cell>
          <table:table-cell table:style-name="表9.B2" office:value-type="string">
            <text:p text:style-name="P20">○</text:p>
          </table:table-cell>
        </table:table-row>
      </table:table>
      <text:p text:style-name="P31"><text:soft-page-break/></text:p>
      <text:p text:style-name="P28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>期間</text:p>
          </table:table-cell>
          <table:table-cell table:style-name="表10.B1" office:value-type="string">
            <text:p text:style-name="P19"><text:s text:c="2"/>2020.9.7(月) ~ 2020.9.13(日)</text:p>
          </table:table-cell>
        </table:table-row>
        <table:table-row>
          <table:table-cell table:style-name="表10.A2" office:value-type="string">
            <text:p text:style-name="P16">合計</text:p>
          </table:table-cell>
          <table:table-cell table:style-name="表10.B2" office:value-type="string">
            <text:p text:style-name="P17"><text:s/>￥1,068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7_163612]</text:p>
      <text:p text:style-name="P7"><text:span text:style-name="T15">どうも</text:span>お疲れさまです。涼しくなり、<text:span text:style-name="T15">ほんとに何よりです</text:span>。</text:p>
      <text:p text:style-name="P9">（ふと、人を送り出す方の心労も大したものだと思いました。今さらながら）</text:p>
      <text:p text:style-name="P7"><text:span text:style-name="T15">書類提出。</text:span>よろしく願います。</text:p>
      <text:p text:style-name="P31"/>
      <text:p text:style-name="P7">岩淵</text:p>
      <text:p text:style-name="P31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1">1</text:p>
          </table:table-cell>
          <table:table-cell table:style-name="表11.A1" office:value-type="string">
            <text:p text:style-name="P21">作業日</text:p>
          </table:table-cell>
          <table:table-cell table:style-name="表11.C1" office:value-type="string">
            <text:p text:style-name="P23">9/15 火曜日</text:p>
          </table:table-cell>
        </table:table-row>
        <table:table-row>
          <table:table-cell table:style-name="表11.A2" office:value-type="string">
            <text:p text:style-name="P21">2</text:p>
          </table:table-cell>
          <table:table-cell table:style-name="表11.A2" office:value-type="string">
            <text:p text:style-name="P21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P21">3</text:p>
          </table:table-cell>
          <table:table-cell table:style-name="表11.A2" office:value-type="string">
            <text:p text:style-name="P21">工事件名</text:p>
          </table:table-cell>
          <table:table-cell table:style-name="表11.C2" office:value-type="string">
            <text:p text:style-name="P23">元浅草４丁目プロジェクト</text:p>
          </table:table-cell>
        </table:table-row>
        <table:table-row>
          <table:table-cell table:style-name="表11.A2" office:value-type="string">
            <text:p text:style-name="P21">4</text:p>
          </table:table-cell>
          <table:table-cell table:style-name="表11.A2" office:value-type="string">
            <text:p text:style-name="P21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P21">5</text:p>
          </table:table-cell>
          <table:table-cell table:style-name="表11.A2" office:value-type="string">
            <text:p text:style-name="P21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28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2">9/<text:span text:style-name="T15">25</text:span>（金）</text:p>
          </table:table-cell>
          <table:table-cell table:style-name="表12.B1" office:value-type="string">
            <text:p text:style-name="P22">9/26（土）</text:p>
          </table:table-cell>
        </table:table-row>
        <table:table-row>
          <table:table-cell table:style-name="表12.A2" office:value-type="string">
            <text:p text:style-name="P20">○</text:p>
          </table:table-cell>
          <table:table-cell table:style-name="表12.B2" office:value-type="string">
            <text:p text:style-name="P20">○</text:p>
          </table:table-cell>
        </table:table-row>
      </table:table>
      <text:p text:style-name="P31"/>
      <text:p text:style-name="P28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8">期間</text:p>
          </table:table-cell>
          <table:table-cell table:style-name="表13.B1" office:value-type="string">
            <text:p text:style-name="P19"><text:s text:c="2"/>2020.9.14(月) ~ 2020.9.20(日)</text:p>
          </table:table-cell>
        </table:table-row>
        <table:table-row>
          <table:table-cell table:style-name="表13.A2" office:value-type="string">
            <text:p text:style-name="P16">合計</text:p>
          </table:table-cell>
          <table:table-cell table:style-name="表13.B2" office:value-type="string">
            <text:p text:style-name="P17"><text:s/>￥924 円</text:p>
          </table:table-cell>
        </table:table-row>
      </table:table>
      <text:p text:style-name="P34"/>
      <text:p text:style-name="P10">---------------------</text:p>
      <text:p text:style-name="P11"><text:soft-page-break/>【作業員　岩淵謙 / 日報連絡、他】 2020.9.14(月) ~ 2020.9.20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27_134839]</text:p>
      <text:p text:style-name="P7">お疲れさまです。日報その他<text:span text:style-name="T15">提出します。</text:span></text:p>
      <text:p text:style-name="P7">よろしく願います。</text:p>
      <text:p text:style-name="P31"/>
      <text:p text:style-name="P7">岩淵</text:p>
      <text:p text:style-name="P31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1">1</text:p>
          </table:table-cell>
          <table:table-cell table:style-name="表14.A1" office:value-type="string">
            <text:p text:style-name="P21">作業日</text:p>
          </table:table-cell>
          <table:table-cell table:style-name="表14.C1" office:value-type="string">
            <text:p text:style-name="P23">9/26 土曜日</text:p>
          </table:table-cell>
        </table:table-row>
        <table:table-row>
          <table:table-cell table:style-name="表14.A2" office:value-type="string">
            <text:p text:style-name="P21">2</text:p>
          </table:table-cell>
          <table:table-cell table:style-name="表14.A2" office:value-type="string">
            <text:p text:style-name="P21">発注者</text:p>
          </table:table-cell>
          <table:table-cell table:style-name="表14.C2" office:value-type="string">
            <text:p text:style-name="P23">サイタ工業</text:p>
          </table:table-cell>
        </table:table-row>
        <table:table-row>
          <table:table-cell table:style-name="表14.A2" office:value-type="string">
            <text:p text:style-name="P21">3</text:p>
          </table:table-cell>
          <table:table-cell table:style-name="表14.A2" office:value-type="string">
            <text:p text:style-name="P21">工事件名</text:p>
          </table:table-cell>
          <table:table-cell table:style-name="表14.C2" office:value-type="string">
            <text:p text:style-name="P23">金沢区富岡東PJ新築工事</text:p>
          </table:table-cell>
        </table:table-row>
        <table:table-row>
          <table:table-cell table:style-name="表14.A2" office:value-type="string">
            <text:p text:style-name="P21">4</text:p>
          </table:table-cell>
          <table:table-cell table:style-name="表14.A2" office:value-type="string">
            <text:p text:style-name="P21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P21">5</text:p>
          </table:table-cell>
          <table:table-cell table:style-name="表14.A2" office:value-type="string">
            <text:p text:style-name="P21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28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2">10/2（金）</text:p>
          </table:table-cell>
          <table:table-cell table:style-name="表15.B1" office:value-type="string">
            <text:p text:style-name="P22">10/3（土）</text:p>
          </table:table-cell>
        </table:table-row>
        <table:table-row>
          <table:table-cell table:style-name="表15.A2" office:value-type="string">
            <text:p text:style-name="P20">○</text:p>
          </table:table-cell>
          <table:table-cell table:style-name="表15.B2" office:value-type="string">
            <text:p text:style-name="P20">○</text:p>
          </table:table-cell>
        </table:table-row>
      </table:table>
      <text:p text:style-name="P31"/>
      <text:p text:style-name="P28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8">期間</text:p>
          </table:table-cell>
          <table:table-cell table:style-name="表16.B1" office:value-type="string">
            <text:p text:style-name="P19"><text:s text:c="2"/>2020.9.21(月) ~ 2020.9.27(日)</text:p>
          </table:table-cell>
        </table:table-row>
        <table:table-row>
          <table:table-cell table:style-name="表16.A2" office:value-type="string">
            <text:p text:style-name="P16">合計</text:p>
          </table:table-cell>
          <table:table-cell table:style-name="表16.B2" office:value-type="string">
            <text:p text:style-name="P17"><text:s/>￥1,516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0.9.21(月) ~ 2020.9.27(日)</text:p>
      <text:p text:style-name="P10">[//]</text:p>
      <text:p text:style-name="P4"/>
      <text:p text:style-name="P12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1"><text:soft-page-break/></text:p>
      <text:p text:style-name="P7">岩淵</text:p>
      <text:p text:style-name="P31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1">1</text:p>
          </table:table-cell>
          <table:table-cell table:style-name="表17.A1" office:value-type="string">
            <text:p text:style-name="P21">作業日</text:p>
          </table:table-cell>
          <table:table-cell table:style-name="表17.C1" office:value-type="string">
            <text:p text:style-name="P23">10/02 金曜日</text:p>
          </table:table-cell>
        </table:table-row>
        <table:table-row>
          <table:table-cell table:style-name="表17.A2" office:value-type="string">
            <text:p text:style-name="P21">2</text:p>
          </table:table-cell>
          <table:table-cell table:style-name="表17.A2" office:value-type="string">
            <text:p text:style-name="P21">発注者</text:p>
          </table:table-cell>
          <table:table-cell table:style-name="表17.C2" office:value-type="string">
            <text:p text:style-name="P23">向洋電機土木</text:p>
          </table:table-cell>
        </table:table-row>
        <table:table-row>
          <table:table-cell table:style-name="表17.A2" office:value-type="string">
            <text:p text:style-name="P21">3</text:p>
          </table:table-cell>
          <table:table-cell table:style-name="表17.A2" office:value-type="string">
            <text:p text:style-name="P21">工事件名</text:p>
          </table:table-cell>
          <table:table-cell table:style-name="表17.C2" office:value-type="string">
            <text:p text:style-name="P23">横浜市神奈川区新子安一丁目２４番計画</text:p>
          </table:table-cell>
        </table:table-row>
        <table:table-row>
          <table:table-cell table:style-name="表17.A2" office:value-type="string">
            <text:p text:style-name="P21">4</text:p>
          </table:table-cell>
          <table:table-cell table:style-name="表17.A2" office:value-type="string">
            <text:p text:style-name="P21">作業時間</text:p>
          </table:table-cell>
          <table:table-cell table:style-name="表1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7.A2" office:value-type="string">
            <text:p text:style-name="P21">5</text:p>
          </table:table-cell>
          <table:table-cell table:style-name="表17.A2" office:value-type="string">
            <text:p text:style-name="P21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28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2">10/9（金）</text:p>
          </table:table-cell>
          <table:table-cell table:style-name="表18.B1" office:value-type="string">
            <text:p text:style-name="P22">10/10（土）</text:p>
          </table:table-cell>
        </table:table-row>
        <table:table-row>
          <table:table-cell table:style-name="表18.A2" office:value-type="string">
            <text:p text:style-name="P20">○</text:p>
          </table:table-cell>
          <table:table-cell table:style-name="表18.B2" office:value-type="string">
            <text:p text:style-name="P20">○</text:p>
          </table:table-cell>
        </table:table-row>
      </table:table>
      <text:p text:style-name="P31"/>
      <text:p text:style-name="P28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18">期間</text:p>
          </table:table-cell>
          <table:table-cell table:style-name="表19.B1" office:value-type="string">
            <text:p text:style-name="P19"><text:s text:c="2"/>2020.9.28(月) ~ 2020.10.04(日)</text:p>
          </table:table-cell>
        </table:table-row>
        <table:table-row>
          <table:table-cell table:style-name="表19.A2" office:value-type="string">
            <text:p text:style-name="P16">合計</text:p>
          </table:table-cell>
          <table:table-cell table:style-name="表19.B2" office:value-type="string">
            <text:p text:style-name="P17"><text:s/>￥930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0.9.28(月) ~ 2020.10.04(日)</text:p>
      <text:p text:style-name="P10">[//]</text:p>
      <text:p text:style-name="P4"/>
      <text:p text:style-name="P4"/>
      <text:p text:style-name="P12"/>
      <text:p text:style-name="P1">-------------------------------------------------------- [20201016_160000]</text:p>
      <text:p text:style-name="P7">お疲れさまです。毎度の<text:span text:style-name="T15">書類提出です。</text:span></text:p>
      <text:p text:style-name="P7">よろしく願います。</text:p>
      <text:p text:style-name="P31"/>
      <text:p text:style-name="P7">岩淵</text:p>
      <text:p text:style-name="P31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 </text:span><text:span text:style-name="T19">２</text:span><text:span text:style-name="T20"> </text:span><text:span text:style-name="T15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1">1</text:p>
          </table:table-cell>
          <table:table-cell table:style-name="表20.A1" office:value-type="string">
            <text:p text:style-name="P21">作業日</text:p>
          </table:table-cell>
          <table:table-cell table:style-name="表20.C1" office:value-type="string">
            <text:p text:style-name="P23">10/12 月曜日</text:p>
          </table:table-cell>
        </table:table-row>
        <text:soft-page-break/>
        <table:table-row>
          <table:table-cell table:style-name="表20.A2" office:value-type="string">
            <text:p text:style-name="P21">2</text:p>
          </table:table-cell>
          <table:table-cell table:style-name="表20.A2" office:value-type="string">
            <text:p text:style-name="P21">発注者</text:p>
          </table:table-cell>
          <table:table-cell table:style-name="表20.C2" office:value-type="string">
            <text:p text:style-name="P23">サイタ工業</text:p>
          </table:table-cell>
        </table:table-row>
        <table:table-row>
          <table:table-cell table:style-name="表20.A2" office:value-type="string">
            <text:p text:style-name="P21">3</text:p>
          </table:table-cell>
          <table:table-cell table:style-name="表20.A2" office:value-type="string">
            <text:p text:style-name="P21">工事件名</text:p>
          </table:table-cell>
          <table:table-cell table:style-name="表20.C2" office:value-type="string">
            <text:p text:style-name="P23">リルシア吉野町</text:p>
          </table:table-cell>
        </table:table-row>
        <table:table-row>
          <table:table-cell table:style-name="表20.A2" office:value-type="string">
            <text:p text:style-name="P21">4</text:p>
          </table:table-cell>
          <table:table-cell table:style-name="表20.A2" office:value-type="string">
            <text:p text:style-name="P21">作業時間</text:p>
          </table:table-cell>
          <table:table-cell table:style-name="表2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P21">5</text:p>
          </table:table-cell>
          <table:table-cell table:style-name="表20.A2" office:value-type="string">
            <text:p text:style-name="P21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28"/>
      <text:p text:style-name="P28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1">1</text:p>
          </table:table-cell>
          <table:table-cell table:style-name="表23.A1" office:value-type="string">
            <text:p text:style-name="P21">作業日</text:p>
          </table:table-cell>
          <table:table-cell table:style-name="表23.C1" office:value-type="string">
            <text:p text:style-name="P23">10/14 水曜日</text:p>
          </table:table-cell>
        </table:table-row>
        <table:table-row>
          <table:table-cell table:style-name="表23.A2" office:value-type="string">
            <text:p text:style-name="P21">2</text:p>
          </table:table-cell>
          <table:table-cell table:style-name="表23.A2" office:value-type="string">
            <text:p text:style-name="P21">発注者</text:p>
          </table:table-cell>
          <table:table-cell table:style-name="表23.C2" office:value-type="string">
            <text:p text:style-name="P23">ホクシン設備</text:p>
          </table:table-cell>
        </table:table-row>
        <table:table-row>
          <table:table-cell table:style-name="表23.A2" office:value-type="string">
            <text:p text:style-name="P21">3</text:p>
          </table:table-cell>
          <table:table-cell table:style-name="表23.A2" office:value-type="string">
            <text:p text:style-name="P21">工事件名</text:p>
          </table:table-cell>
          <table:table-cell table:style-name="表23.C2" office:value-type="string">
            <text:p text:style-name="P23">田端プロジェクト</text:p>
          </table:table-cell>
        </table:table-row>
        <table:table-row>
          <table:table-cell table:style-name="表23.A2" office:value-type="string">
            <text:p text:style-name="P21">4</text:p>
          </table:table-cell>
          <table:table-cell table:style-name="表23.A2" office:value-type="string">
            <text:p text:style-name="P21">作業時間</text:p>
          </table:table-cell>
          <table:table-cell table:style-name="表23.C2" office:value-type="string">
            <text:p text:style-name="P23">８：００－１８：００</text:p>
            <text:p text:style-name="P23">（残業１時間。お客さんに連絡済み）</text:p>
          </table:table-cell>
        </table:table-row>
        <table:table-row>
          <table:table-cell table:style-name="表23.A2" office:value-type="string">
            <text:p text:style-name="P21">5</text:p>
          </table:table-cell>
          <table:table-cell table:style-name="表23.A2" office:value-type="string">
            <text:p text:style-name="P21">備考</text:p>
          </table:table-cell>
          <table:table-cell table:style-name="表23.C2" office:value-type="string">
            <text:p text:style-name="P23">-</text:p>
          </table:table-cell>
        </table:table-row>
      </table:table>
      <text:p text:style-name="P28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2">10/23（金）</text:p>
          </table:table-cell>
          <table:table-cell table:style-name="表21.B1" office:value-type="string">
            <text:p text:style-name="P22">10/24（土）</text:p>
          </table:table-cell>
        </table:table-row>
        <table:table-row>
          <table:table-cell table:style-name="表21.A2" office:value-type="string">
            <text:p text:style-name="P20">○</text:p>
          </table:table-cell>
          <table:table-cell table:style-name="表21.B2" office:value-type="string">
            <text:p text:style-name="P20">○</text:p>
          </table:table-cell>
        </table:table-row>
      </table:table>
      <text:p text:style-name="P31"/>
      <text:p text:style-name="P28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8">期間</text:p>
          </table:table-cell>
          <table:table-cell table:style-name="表22.B1" office:value-type="string">
            <text:p text:style-name="P19"><text:s text:c="2"/>2020.10.12(月) ~ 2020.10.18(日)</text:p>
          </table:table-cell>
        </table:table-row>
        <table:table-row>
          <table:table-cell table:style-name="表22.A2" office:value-type="string">
            <text:p text:style-name="P16">合計</text:p>
          </table:table-cell>
          <table:table-cell table:style-name="表22.B2" office:value-type="string">
            <text:p text:style-name="P17"><text:s/>￥1,884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0.10.12(月) ~ 2020.10.18(日)</text:p>
      <text:p text:style-name="P10">[//]</text:p>
      <text:p text:style-name="P4"/>
      <text:p text:style-name="P12"/>
      <text:p text:style-name="P4"/>
      <text:p text:style-name="P1">-------------------------------------------------------- [20201024_171248]</text:p>
      <text:p text:style-name="P7">お疲れさまです。<text:span text:style-name="T15">書類提出です。よろしく願います。</text:span></text:p>
      <text:p text:style-name="P31"/>
      <text:p text:style-name="P7">岩淵</text:p>
      <text:p text:style-name="P31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1">1</text:p>
          </table:table-cell>
          <table:table-cell table:style-name="表24.A1" office:value-type="string">
            <text:p text:style-name="P21">作業日</text:p>
          </table:table-cell>
          <table:table-cell table:style-name="表24.C1" office:value-type="string">
            <text:p text:style-name="P23">10/23 金曜日</text:p>
          </table:table-cell>
        </table:table-row>
        <text:soft-page-break/>
        <table:table-row>
          <table:table-cell table:style-name="表24.A2" office:value-type="string">
            <text:p text:style-name="P21">2</text:p>
          </table:table-cell>
          <table:table-cell table:style-name="表24.A2" office:value-type="string">
            <text:p text:style-name="P21">発注者</text:p>
          </table:table-cell>
          <table:table-cell table:style-name="表24.C2" office:value-type="string">
            <text:p text:style-name="P23">向洋電機土木</text:p>
          </table:table-cell>
        </table:table-row>
        <table:table-row>
          <table:table-cell table:style-name="表24.A2" office:value-type="string">
            <text:p text:style-name="P21">3</text:p>
          </table:table-cell>
          <table:table-cell table:style-name="表24.A2" office:value-type="string">
            <text:p text:style-name="P21">工事件名</text:p>
          </table:table-cell>
          <table:table-cell table:style-name="表24.C2" office:value-type="string">
            <text:p text:style-name="P23"><text:span text:style-name="T14">新子安一丁目２４番計画</text:span> </text:p>
          </table:table-cell>
        </table:table-row>
        <table:table-row>
          <table:table-cell table:style-name="表24.A2" office:value-type="string">
            <text:p text:style-name="P21">4</text:p>
          </table:table-cell>
          <table:table-cell table:style-name="表24.A2" office:value-type="string">
            <text:p text:style-name="P21">作業時間</text:p>
          </table:table-cell>
          <table:table-cell table:style-name="表2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4.A2" office:value-type="string">
            <text:p text:style-name="P21">5</text:p>
          </table:table-cell>
          <table:table-cell table:style-name="表24.A2" office:value-type="string">
            <text:p text:style-name="P21">備考</text:p>
          </table:table-cell>
          <table:table-cell table:style-name="表24.C2" office:value-type="string">
            <text:p text:style-name="P23">-</text:p>
          </table:table-cell>
        </table:table-row>
      </table:table>
      <text:p text:style-name="P28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2">10/30（金）</text:p>
          </table:table-cell>
          <table:table-cell table:style-name="表25.B1" office:value-type="string">
            <text:p text:style-name="P22">10/31（土）</text:p>
          </table:table-cell>
        </table:table-row>
        <table:table-row>
          <table:table-cell table:style-name="表25.A2" office:value-type="string">
            <text:p text:style-name="P20">○</text:p>
          </table:table-cell>
          <table:table-cell table:style-name="表25.B2" office:value-type="string">
            <text:p text:style-name="P20">○</text:p>
          </table:table-cell>
        </table:table-row>
      </table:table>
      <text:p text:style-name="P31"/>
      <text:p text:style-name="P28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8">期間</text:p>
          </table:table-cell>
          <table:table-cell table:style-name="表26.B1" office:value-type="string">
            <text:p text:style-name="P19"><text:s text:c="2"/>2020.10.19(月) ~ 2020.10.25(日)</text:p>
          </table:table-cell>
        </table:table-row>
        <table:table-row>
          <table:table-cell table:style-name="表26.A2" office:value-type="string">
            <text:p text:style-name="P16">合計</text:p>
          </table:table-cell>
          <table:table-cell table:style-name="表26.B2" office:value-type="string">
            <text:p text:style-name="P17"><text:s/>￥930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0.10.19(月) ~ 2020.10.25(日)</text:p>
      <text:p text:style-name="P10">[//]</text:p>
      <text:p text:style-name="P4"/>
      <text:p text:style-name="P12"/>
      <text:p text:style-name="P4"/>
      <text:p text:style-name="P1">-------------------------------------------------------- [20201029_155046]</text:p>
      <text:p text:style-name="P7">お疲れさまです。<text:span text:style-name="T15">書類提出です。</text:span>よろしく<text:span text:style-name="T15">願います</text:span>。<text:span text:style-name="T15">ではまた。</text:span></text:p>
      <text:p text:style-name="P31"/>
      <text:p text:style-name="P7">岩淵</text:p>
      <text:p text:style-name="P31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21">1</text:p>
          </table:table-cell>
          <table:table-cell table:style-name="表27.A1" office:value-type="string">
            <text:p text:style-name="P21">作業日</text:p>
          </table:table-cell>
          <table:table-cell table:style-name="表27.C1" office:value-type="string">
            <text:p text:style-name="P23">10/27 火曜日</text:p>
          </table:table-cell>
        </table:table-row>
        <table:table-row>
          <table:table-cell table:style-name="表27.A2" office:value-type="string">
            <text:p text:style-name="P21">2</text:p>
          </table:table-cell>
          <table:table-cell table:style-name="表27.A2" office:value-type="string">
            <text:p text:style-name="P21">発注者</text:p>
          </table:table-cell>
          <table:table-cell table:style-name="表27.C2" office:value-type="string">
            <text:p text:style-name="P23">㈱松電工</text:p>
          </table:table-cell>
        </table:table-row>
        <table:table-row>
          <table:table-cell table:style-name="表27.A2" office:value-type="string">
            <text:p text:style-name="P21">3</text:p>
          </table:table-cell>
          <table:table-cell table:style-name="表27.A2" office:value-type="string">
            <text:p text:style-name="P21">工事件名</text:p>
          </table:table-cell>
          <table:table-cell table:style-name="表27.C2" office:value-type="string">
            <text:p text:style-name="P23">大船ビル</text:p>
          </table:table-cell>
        </table:table-row>
        <table:table-row>
          <table:table-cell table:style-name="表27.A2" office:value-type="string">
            <text:p text:style-name="P21">4</text:p>
          </table:table-cell>
          <table:table-cell table:style-name="表27.A2" office:value-type="string">
            <text:p text:style-name="P21">作業時間</text:p>
          </table:table-cell>
          <table:table-cell table:style-name="表2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7.A2" office:value-type="string">
            <text:p text:style-name="P21">5</text:p>
          </table:table-cell>
          <table:table-cell table:style-name="表27.A2" office:value-type="string">
            <text:p text:style-name="P21">備考</text:p>
          </table:table-cell>
          <table:table-cell table:style-name="表27.C2" office:value-type="string">
            <text:p text:style-name="P23">-</text:p>
          </table:table-cell>
        </table:table-row>
      </table:table>
      <text:p text:style-name="P28"/>
      <text:p text:style-name="Text_20_body"><text:span text:style-name="T6">② </text:span><text:span text:style-name="T8">作業希望日 （週１日　金、または、土）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2">11/6（金）</text:p>
          </table:table-cell>
          <table:table-cell table:style-name="表28.B1" office:value-type="string">
            <text:p text:style-name="P22">11/7（土）</text:p>
          </table:table-cell>
        </table:table-row>
        <table:table-row>
          <table:table-cell table:style-name="表28.A2" office:value-type="string">
            <text:p text:style-name="P20">○</text:p>
          </table:table-cell>
          <table:table-cell table:style-name="表28.B2" office:value-type="string">
            <text:p text:style-name="P20">○</text:p>
          </table:table-cell>
        </table:table-row>
      </table:table>
      <text:p text:style-name="P31"><text:soft-page-break/></text:p>
      <text:p text:style-name="P28">③ 交通費申請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8">期間</text:p>
          </table:table-cell>
          <table:table-cell table:style-name="表30.B1" office:value-type="string">
            <text:p text:style-name="P19"><text:s text:c="2"/>2020.10.26(月) ~ 2020.11.1(日)</text:p>
          </table:table-cell>
        </table:table-row>
        <table:table-row>
          <table:table-cell table:style-name="表30.A2" office:value-type="string">
            <text:p text:style-name="P16">合計</text:p>
          </table:table-cell>
          <table:table-cell table:style-name="表30.B2" office:value-type="string">
            <text:p text:style-name="P17"><text:s/>￥1,612 円</text:p>
          </table:table-cell>
        </table:table-row>
      </table:table>
      <text:p text:style-name="P34"/>
      <text:p text:style-name="P10">---------------------</text:p>
      <text:p text:style-name="P11">【作業員　岩淵謙 <text:s/>交通費請求書】 2020.10.26(月) ~ 2020.11.1(日)</text:p>
      <text:p text:style-name="P10">[//]</text:p>
      <text:p text:style-name="P4"/>
      <text:p text:style-name="P12"/>
      <text:p text:style-name="P4"/>
      <text:p text:style-name="P1">-------------------------------------------------------- [20201108_125535]</text:p>
      <text:p text:style-name="P7">お疲れさまです。遅れました。<text:span text:style-name="T15">書類提出です。</text:span></text:p>
      <text:p text:style-name="P7">よろしくお願いします。</text:p>
      <text:p text:style-name="P31"/>
      <text:p text:style-name="P7">岩淵</text:p>
      <text:p text:style-name="P31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21">1</text:p>
          </table:table-cell>
          <table:table-cell table:style-name="表31.A1" office:value-type="string">
            <text:p text:style-name="P21">作業日</text:p>
          </table:table-cell>
          <table:table-cell table:style-name="表31.C1" office:value-type="string">
            <text:p text:style-name="P23">11/6 金曜日</text:p>
          </table:table-cell>
        </table:table-row>
        <table:table-row>
          <table:table-cell table:style-name="表31.A2" office:value-type="string">
            <text:p text:style-name="P21">2</text:p>
          </table:table-cell>
          <table:table-cell table:style-name="表31.A2" office:value-type="string">
            <text:p text:style-name="P21">発注者</text:p>
          </table:table-cell>
          <table:table-cell table:style-name="表31.C2" office:value-type="string">
            <text:p text:style-name="P23">橘設備工業所</text:p>
          </table:table-cell>
        </table:table-row>
        <table:table-row>
          <table:table-cell table:style-name="表31.A2" office:value-type="string">
            <text:p text:style-name="P21">3</text:p>
          </table:table-cell>
          <table:table-cell table:style-name="表31.A2" office:value-type="string">
            <text:p text:style-name="P21">工事件名</text:p>
          </table:table-cell>
          <table:table-cell table:style-name="表31.C2" office:value-type="string">
            <text:p text:style-name="P23">メインステージ阪東橋</text:p>
          </table:table-cell>
        </table:table-row>
        <table:table-row>
          <table:table-cell table:style-name="表31.A2" office:value-type="string">
            <text:p text:style-name="P21">4</text:p>
          </table:table-cell>
          <table:table-cell table:style-name="表31.A2" office:value-type="string">
            <text:p text:style-name="P21">作業時間</text:p>
          </table:table-cell>
          <table:table-cell table:style-name="表3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1.A2" office:value-type="string">
            <text:p text:style-name="P21">5</text:p>
          </table:table-cell>
          <table:table-cell table:style-name="表31.A2" office:value-type="string">
            <text:p text:style-name="P21">備考</text:p>
          </table:table-cell>
          <table:table-cell table:style-name="表31.C2" office:value-type="string">
            <text:p text:style-name="P23">-</text:p>
          </table:table-cell>
        </table:table-row>
      </table:table>
      <text:p text:style-name="P28"/>
      <text:p text:style-name="Text_20_body"><text:span text:style-name="T6">② </text:span><text:span text:style-name="T8">作業希望日 （週１日　金、または、土）</text:span></text:p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2">11/13（金）</text:p>
          </table:table-cell>
          <table:table-cell table:style-name="表32.B1" office:value-type="string">
            <text:p text:style-name="P22">11/14（土）</text:p>
          </table:table-cell>
        </table:table-row>
        <table:table-row>
          <table:table-cell table:style-name="表32.A2" office:value-type="string">
            <text:p text:style-name="P20">○</text:p>
          </table:table-cell>
          <table:table-cell table:style-name="表32.B2" office:value-type="string">
            <text:p text:style-name="P20">○</text:p>
          </table:table-cell>
        </table:table-row>
      </table:table>
      <text:p text:style-name="P31"/>
      <text:p text:style-name="P28">③ 交通費申請</text:p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8">期間</text:p>
          </table:table-cell>
          <table:table-cell table:style-name="表33.B1" office:value-type="string">
            <text:p text:style-name="P19"><text:s text:c="2"/>2020.11.2(月) ~ 2020.11.8(日)</text:p>
          </table:table-cell>
        </table:table-row>
        <table:table-row>
          <table:table-cell table:style-name="表33.A2" office:value-type="string">
            <text:p text:style-name="P16">合計</text:p>
          </table:table-cell>
          <table:table-cell table:style-name="表33.B2" office:value-type="string">
            <text:p text:style-name="P17"><text:s/>￥1,048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0.11.2(月) ~ 2020.11.8(日)</text:p>
      <text:p text:style-name="P10">[//]</text:p>
      <text:p text:style-name="P4"><text:soft-page-break/></text:p>
      <text:p text:style-name="P4"/>
      <text:p text:style-name="P12"/>
      <text:p text:style-name="P4"/>
      <text:p text:style-name="P1">-------------------------------------------------------- [XXX]</text:p>
      <text:p text:style-name="P7">お疲れさまです。<text:span text:style-name="T15">書類の提出です。遅くなりました。</text:span></text:p>
      <text:p text:style-name="P31"/>
      <text:p text:style-name="P7">岩淵</text:p>
      <text:p text:style-name="P31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1">1</text:p>
          </table:table-cell>
          <table:table-cell table:style-name="表34.A1" office:value-type="string">
            <text:p text:style-name="P21">作業日</text:p>
          </table:table-cell>
          <table:table-cell table:style-name="表34.C1" office:value-type="string">
            <text:p text:style-name="P23">11/14 土曜日</text:p>
          </table:table-cell>
        </table:table-row>
        <table:table-row>
          <table:table-cell table:style-name="表34.A2" office:value-type="string">
            <text:p text:style-name="P21">2</text:p>
          </table:table-cell>
          <table:table-cell table:style-name="表34.A2" office:value-type="string">
            <text:p text:style-name="P21">発注者</text:p>
          </table:table-cell>
          <table:table-cell table:style-name="表34.C2" office:value-type="string">
            <text:p text:style-name="P23">横浜エンジニアリング</text:p>
          </table:table-cell>
        </table:table-row>
        <table:table-row>
          <table:table-cell table:style-name="表34.A2" office:value-type="string">
            <text:p text:style-name="P21">3</text:p>
          </table:table-cell>
          <table:table-cell table:style-name="表34.A2" office:value-type="string">
            <text:p text:style-name="P21">工事件名</text:p>
          </table:table-cell>
          <table:table-cell table:style-name="表34.C2" office:value-type="string">
            <text:p text:style-name="P23">稲毛様三田３丁目計画</text:p>
          </table:table-cell>
        </table:table-row>
        <table:table-row>
          <table:table-cell table:style-name="表34.A2" office:value-type="string">
            <text:p text:style-name="P21">4</text:p>
          </table:table-cell>
          <table:table-cell table:style-name="表34.A2" office:value-type="string">
            <text:p text:style-name="P21">作業時間</text:p>
          </table:table-cell>
          <table:table-cell table:style-name="表3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4.A2" office:value-type="string">
            <text:p text:style-name="P21">5</text:p>
          </table:table-cell>
          <table:table-cell table:style-name="表34.A2" office:value-type="string">
            <text:p text:style-name="P21">備考</text:p>
          </table:table-cell>
          <table:table-cell table:style-name="表34.C2" office:value-type="string">
            <text:p text:style-name="P23">-</text:p>
          </table:table-cell>
        </table:table-row>
      </table:table>
      <text:p text:style-name="P28"/>
      <text:p text:style-name="Text_20_body"><text:span text:style-name="T6">② </text:span><text:span text:style-name="T8">作業希望日 （週１日　金、または、土）</text:span></text:p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2">11/20（金）</text:p>
          </table:table-cell>
          <table:table-cell table:style-name="表35.B1" office:value-type="string">
            <text:p text:style-name="P22">11/21（土）</text:p>
          </table:table-cell>
        </table:table-row>
        <table:table-row>
          <table:table-cell table:style-name="表35.A2" office:value-type="string">
            <text:p text:style-name="P20">○</text:p>
          </table:table-cell>
          <table:table-cell table:style-name="表35.B2" office:value-type="string">
            <text:p text:style-name="P20">○</text:p>
          </table:table-cell>
        </table:table-row>
      </table:table>
      <text:p text:style-name="P31"/>
      <text:p text:style-name="P28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8">期間</text:p>
          </table:table-cell>
          <table:table-cell table:style-name="表37.B1" office:value-type="string">
            <text:p text:style-name="P19"><text:s text:c="2"/>2020.11.9(月) ~ 2020.11.15(日)</text:p>
          </table:table-cell>
        </table:table-row>
        <table:table-row>
          <table:table-cell table:style-name="表37.A2" office:value-type="string">
            <text:p text:style-name="P16">合計</text:p>
          </table:table-cell>
          <table:table-cell table:style-name="表37.B2" office:value-type="string">
            <text:p text:style-name="P17"><text:s/>￥858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0.11.9(月) ~ 2020.11.15(日)</text:p>
      <text:p text:style-name="P10">[//]</text:p>
      <text:p text:style-name="P4"/>
      <text:p text:style-name="P12"/>
      <text:p text:style-name="P4"/>
      <text:p text:style-name="P1">-------------------------------------------------------- [XXX]</text:p>
      <text:p text:style-name="P7"><text:span text:style-name="T15">どうも</text:span>お疲れさまです。<text:span text:style-name="T15">書類の提出です。</text:span>よろしくお願いします。</text:p>
      <text:p text:style-name="P31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1">1</text:p>
          </table:table-cell>
          <table:table-cell table:style-name="表40.A1" office:value-type="string">
            <text:p text:style-name="P21">作業日</text:p>
          </table:table-cell>
          <table:table-cell table:style-name="表40.C1" office:value-type="string">
            <text:p text:style-name="P23">11/21 土曜日</text:p>
          </table:table-cell>
        </table:table-row>
        <table:table-row>
          <table:table-cell table:style-name="表40.A2" office:value-type="string">
            <text:p text:style-name="P21">2</text:p>
          </table:table-cell>
          <table:table-cell table:style-name="表40.A2" office:value-type="string">
            <text:p text:style-name="P21">発注者</text:p>
          </table:table-cell>
          <table:table-cell table:style-name="表40.C2" office:value-type="string">
            <text:p text:style-name="P23">橘設備工業所</text:p>
          </table:table-cell>
        </table:table-row>
        <table:table-row>
          <table:table-cell table:style-name="表40.A2" office:value-type="string">
            <text:p text:style-name="P21">3</text:p>
          </table:table-cell>
          <table:table-cell table:style-name="表40.A2" office:value-type="string">
            <text:p text:style-name="P21">工事件名</text:p>
          </table:table-cell>
          <table:table-cell table:style-name="表40.C2" office:value-type="string">
            <text:p text:style-name="P23">ガーラ横浜大口Ⅱ</text:p>
          </table:table-cell>
        </table:table-row>
        <table:table-row>
          <table:table-cell table:style-name="表40.A2" office:value-type="string">
            <text:p text:style-name="P21">4</text:p>
          </table:table-cell>
          <table:table-cell table:style-name="表40.A2" office:value-type="string">
            <text:p text:style-name="P21">作業時間</text:p>
          </table:table-cell>
          <table:table-cell table:style-name="表4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0.A2" office:value-type="string">
            <text:p text:style-name="P21">5</text:p>
          </table:table-cell>
          <table:table-cell table:style-name="表40.A2" office:value-type="string">
            <text:p text:style-name="P21">備考</text:p>
          </table:table-cell>
          <table:table-cell table:style-name="表40.C2" office:value-type="string">
            <text:p text:style-name="P23">-</text:p>
          </table:table-cell>
        </table:table-row>
      </table:table>
      <text:p text:style-name="P28"/>
      <text:p text:style-name="Text_20_body"><text:span text:style-name="T6">② </text:span><text:span text:style-name="T8">作業希望日 （週１日　金、または、土）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2">11/27（金）</text:p>
          </table:table-cell>
          <table:table-cell table:style-name="表41.B1" office:value-type="string">
            <text:p text:style-name="P22">11/28（土）</text:p>
          </table:table-cell>
        </table:table-row>
        <table:table-row>
          <table:table-cell table:style-name="表41.A2" office:value-type="string">
            <text:p text:style-name="P20">○</text:p>
          </table:table-cell>
          <table:table-cell table:style-name="表41.B2" office:value-type="string">
            <text:p text:style-name="P20">○</text:p>
          </table:table-cell>
        </table:table-row>
      </table:table>
      <text:p text:style-name="P31"/>
      <text:p text:style-name="P28">③ 交通費申請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8">期間</text:p>
          </table:table-cell>
          <table:table-cell table:style-name="表42.B1" office:value-type="string">
            <text:p text:style-name="P19"><text:s text:c="2"/>2020.11.16(月) ~ 2020.11.22(日)</text:p>
          </table:table-cell>
        </table:table-row>
        <table:table-row>
          <table:table-cell table:style-name="表42.A2" office:value-type="string">
            <text:p text:style-name="P16">合計</text:p>
          </table:table-cell>
          <table:table-cell table:style-name="表42.B2" office:value-type="string">
            <text:p text:style-name="P17"><text:s/>￥1,014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0.11.16(月) ~ 2020.11.22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1128_153853]</text:p>
      <text:p text:style-name="P7"><text:span text:style-name="T15">どうも</text:span>お疲れさまです。<text:span text:style-name="T15">来週の希望日の提出です。</text:span></text:p>
      <text:p text:style-name="P9">石井さん異動。お世話になりかたじけなく。お元気でやってください。拝。（←「はい」と読むつもりでつけました。）</text:p>
      <text:p text:style-name="P7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8">作業希望日 （週１日　金、または、土）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2">12/4（金）</text:p>
          </table:table-cell>
          <table:table-cell table:style-name="表44.B1" office:value-type="string">
            <text:p text:style-name="P22">12/5（土）</text:p>
          </table:table-cell>
        </table:table-row>
        <table:table-row>
          <table:table-cell table:style-name="表44.A2" office:value-type="string">
            <text:p text:style-name="P20">○</text:p>
          </table:table-cell>
          <table:table-cell table:style-name="表44.B2" office:value-type="string">
            <text:p text:style-name="P20">○</text:p>
          </table:table-cell>
        </table:table-row>
      </table:table>
      <text:p text:style-name="P29"/>
      <text:p text:style-name="P10">---------------------</text:p>
      <text:p text:style-name="P11">【作業員　岩淵謙 / 連絡：勤務希望日】 対象：2020.11.30(月) ~ 2020.12.6(日)</text:p>
      <text:p text:style-name="P10"><text:soft-page-break/>[//]</text:p>
      <text:p text:style-name="P4"/>
      <text:p text:style-name="P12"/>
      <text:p text:style-name="P4"/>
      <text:p text:style-name="P1">-------------------------------------------------------- [20201205_152725]</text:p>
      <text:p text:style-name="P7">お疲れさまです。遅くなりました。どうも。<text:span text:style-name="T15">書類の提出です。</text:span></text:p>
      <text:p text:style-name="P7"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office:value-type="string">
            <text:p text:style-name="P21">1</text:p>
          </table:table-cell>
          <table:table-cell table:style-name="表43.A1" office:value-type="string">
            <text:p text:style-name="P21">作業日</text:p>
          </table:table-cell>
          <table:table-cell table:style-name="表43.C1" office:value-type="string">
            <text:p text:style-name="P23">12/2 水曜日</text:p>
          </table:table-cell>
        </table:table-row>
        <table:table-row>
          <table:table-cell table:style-name="表43.A2" office:value-type="string">
            <text:p text:style-name="P21">2</text:p>
          </table:table-cell>
          <table:table-cell table:style-name="表43.A2" office:value-type="string">
            <text:p text:style-name="P21">発注者</text:p>
          </table:table-cell>
          <table:table-cell table:style-name="表43.C2" office:value-type="string">
            <text:p text:style-name="P23">経塚工業</text:p>
          </table:table-cell>
        </table:table-row>
        <table:table-row>
          <table:table-cell table:style-name="表43.A2" office:value-type="string">
            <text:p text:style-name="P21">3</text:p>
          </table:table-cell>
          <table:table-cell table:style-name="表43.A2" office:value-type="string">
            <text:p text:style-name="P21">工事件名</text:p>
          </table:table-cell>
          <table:table-cell table:style-name="表43.C2" office:value-type="string">
            <text:p text:style-name="P23">箕輪町計画Ⅰ敷地</text:p>
          </table:table-cell>
        </table:table-row>
        <table:table-row>
          <table:table-cell table:style-name="表43.A2" office:value-type="string">
            <text:p text:style-name="P21">4</text:p>
          </table:table-cell>
          <table:table-cell table:style-name="表43.A2" office:value-type="string">
            <text:p text:style-name="P21">作業時間</text:p>
          </table:table-cell>
          <table:table-cell table:style-name="表4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3.A2" office:value-type="string">
            <text:p text:style-name="P21">5</text:p>
          </table:table-cell>
          <table:table-cell table:style-name="表43.A2" office:value-type="string">
            <text:p text:style-name="P21">備考</text:p>
          </table:table-cell>
          <table:table-cell table:style-name="表43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2">12/11（金）</text:p>
          </table:table-cell>
          <table:table-cell table:style-name="表45.B1" office:value-type="string">
            <text:p text:style-name="P22">12/12（土）</text:p>
          </table:table-cell>
        </table:table-row>
        <table:table-row>
          <table:table-cell table:style-name="表45.A2" office:value-type="string">
            <text:p text:style-name="P20">○</text:p>
          </table:table-cell>
          <table:table-cell table:style-name="表45.B2" office:value-type="string">
            <text:p text:style-name="P20">○</text:p>
          </table:table-cell>
        </table:table-row>
      </table:table>
      <text:p text:style-name="P28">③ 交通費申請</text:p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8">期間</text:p>
          </table:table-cell>
          <table:table-cell table:style-name="表46.B1" office:value-type="string">
            <text:p text:style-name="P19"><text:s text:c="2"/>2020.11.30(月) ~ 2020.12.6(日)</text:p>
          </table:table-cell>
        </table:table-row>
        <table:table-row>
          <table:table-cell table:style-name="表46.A2" office:value-type="string">
            <text:p text:style-name="P16">合計</text:p>
          </table:table-cell>
          <table:table-cell table:style-name="表46.B2" office:value-type="string">
            <text:p text:style-name="P17"><text:s/>￥502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0.11.30(月) ~ 2020.12.6(日)</text:p>
      <text:p text:style-name="P10">[//]</text:p>
      <text:p text:style-name="P4"/>
      <text:p text:style-name="P12"/>
      <text:p text:style-name="P1">-------------------------------------------------------- [20201212_163350]</text:p>
      <text:p text:style-name="P7"><text:span text:style-name="T15">どうも</text:span>お疲れさまです。いくぶん寒くなりましたね。</text:p>
      <text:p text:style-name="P9">焼酎にニンニクを漬けこんで、飲んでます。健康ネタです。</text:p>
      <text:p text:style-name="P7"><text:span text:style-name="T15">書類の提出です。</text:span>よろしく<text:span text:style-name="T15">願います</text:span>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7" table:style-name="表47">
        <table:table-column table:style-name="表47.A"/>
        <table:table-column table:style-name="表47.B"/>
        <table:table-column table:style-name="表47.C"/>
        <text:soft-page-break/>
        <table:table-row>
          <table:table-cell table:style-name="表47.A1" office:value-type="string">
            <text:p text:style-name="P21">1</text:p>
          </table:table-cell>
          <table:table-cell table:style-name="表47.A1" office:value-type="string">
            <text:p text:style-name="P21">作業日</text:p>
          </table:table-cell>
          <table:table-cell table:style-name="表47.C1" office:value-type="string">
            <text:p text:style-name="P23">12/11 金曜日</text:p>
          </table:table-cell>
        </table:table-row>
        <table:table-row>
          <table:table-cell table:style-name="表47.A2" office:value-type="string">
            <text:p text:style-name="P21">2</text:p>
          </table:table-cell>
          <table:table-cell table:style-name="表47.A2" office:value-type="string">
            <text:p text:style-name="P21">発注者</text:p>
          </table:table-cell>
          <table:table-cell table:style-name="表47.C2" office:value-type="string">
            <text:p text:style-name="P23">㈱日建</text:p>
          </table:table-cell>
        </table:table-row>
        <table:table-row>
          <table:table-cell table:style-name="表47.A2" office:value-type="string">
            <text:p text:style-name="P21">3</text:p>
          </table:table-cell>
          <table:table-cell table:style-name="表47.A2" office:value-type="string">
            <text:p text:style-name="P21">工事件名</text:p>
          </table:table-cell>
          <table:table-cell table:style-name="表47.C2" office:value-type="string">
            <text:p text:style-name="P23">西神奈川１丁目計画</text:p>
          </table:table-cell>
        </table:table-row>
        <table:table-row>
          <table:table-cell table:style-name="表47.A2" office:value-type="string">
            <text:p text:style-name="P21">4</text:p>
          </table:table-cell>
          <table:table-cell table:style-name="表47.A2" office:value-type="string">
            <text:p text:style-name="P21">作業時間</text:p>
          </table:table-cell>
          <table:table-cell table:style-name="表4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7.A2" office:value-type="string">
            <text:p text:style-name="P21">5</text:p>
          </table:table-cell>
          <table:table-cell table:style-name="表47.A2" office:value-type="string">
            <text:p text:style-name="P21">備考</text:p>
          </table:table-cell>
          <table:table-cell table:style-name="表47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2">12/18（金）</text:p>
          </table:table-cell>
          <table:table-cell table:style-name="表48.B1" office:value-type="string">
            <text:p text:style-name="P22">12/19（土）</text:p>
          </table:table-cell>
        </table:table-row>
        <table:table-row>
          <table:table-cell table:style-name="表48.A2" office:value-type="string">
            <text:p text:style-name="P20">○</text:p>
          </table:table-cell>
          <table:table-cell table:style-name="表48.B2" office:value-type="string">
            <text:p text:style-name="P20">○</text:p>
          </table:table-cell>
        </table:table-row>
      </table:table>
      <text:p text:style-name="P28">③ 交通費申請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8">期間</text:p>
          </table:table-cell>
          <table:table-cell table:style-name="表49.B1" office:value-type="string">
            <text:p text:style-name="P19"><text:s text:c="2"/>2020.12.7(月) ~ 2020.12.13(日)</text:p>
          </table:table-cell>
        </table:table-row>
        <table:table-row>
          <table:table-cell table:style-name="表49.A2" office:value-type="string">
            <text:p text:style-name="P16">合計</text:p>
          </table:table-cell>
          <table:table-cell table:style-name="表49.B2" office:value-type="string">
            <text:p text:style-name="P17"><text:s/>￥1,014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0.12.7(月) ~ 2020.12.13(日)</text:p>
      <text:p text:style-name="P10">[//]</text:p>
      <text:p text:style-name="P4"/>
      <text:p text:style-name="P12"/>
      <text:p text:style-name="P1">-------------------------------------------------------- [XXX]</text:p>
      <text:p text:style-name="P7">お疲れさまです。寒うございます。</text:p>
      <text:p text:style-name="P7"><text:span text:style-name="T15">書類提出です。宜しく</text:span>願い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0" table:style-name="表50">
        <table:table-column table:style-name="表50.A"/>
        <table:table-column table:style-name="表50.B"/>
        <table:table-column table:style-name="表50.C"/>
        <table:table-row>
          <table:table-cell table:style-name="表50.A1" office:value-type="string">
            <text:p text:style-name="P21">1</text:p>
          </table:table-cell>
          <table:table-cell table:style-name="表50.A1" office:value-type="string">
            <text:p text:style-name="P21">作業日</text:p>
          </table:table-cell>
          <table:table-cell table:style-name="表50.C1" office:value-type="string">
            <text:p text:style-name="P23">12/18 金曜日</text:p>
          </table:table-cell>
        </table:table-row>
        <table:table-row>
          <table:table-cell table:style-name="表50.A2" office:value-type="string">
            <text:p text:style-name="P21">2</text:p>
          </table:table-cell>
          <table:table-cell table:style-name="表50.A2" office:value-type="string">
            <text:p text:style-name="P21">発注者</text:p>
          </table:table-cell>
          <table:table-cell table:style-name="表50.C2" office:value-type="string">
            <text:p text:style-name="P23">サイタ工業</text:p>
          </table:table-cell>
        </table:table-row>
        <table:table-row>
          <table:table-cell table:style-name="表50.A2" office:value-type="string">
            <text:p text:style-name="P21">3</text:p>
          </table:table-cell>
          <table:table-cell table:style-name="表50.A2" office:value-type="string">
            <text:p text:style-name="P21">工事件名</text:p>
          </table:table-cell>
          <table:table-cell table:style-name="表50.C2" office:value-type="string">
            <text:p text:style-name="P23">金沢区富岡東PJ</text:p>
          </table:table-cell>
        </table:table-row>
        <table:table-row>
          <table:table-cell table:style-name="表50.A2" office:value-type="string">
            <text:p text:style-name="P21">4</text:p>
          </table:table-cell>
          <table:table-cell table:style-name="表50.A2" office:value-type="string">
            <text:p text:style-name="P21">作業時間</text:p>
          </table:table-cell>
          <table:table-cell table:style-name="表5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50.A2" office:value-type="string">
            <text:p text:style-name="P21">5</text:p>
          </table:table-cell>
          <table:table-cell table:style-name="表50.A2" office:value-type="string">
            <text:p text:style-name="P21">備考</text:p>
          </table:table-cell>
          <table:table-cell table:style-name="表50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2">12/25（金）</text:p>
          </table:table-cell>
          <table:table-cell table:style-name="表51.B1" office:value-type="string">
            <text:p text:style-name="P22">12/26（土）</text:p>
          </table:table-cell>
        </table:table-row>
        <table:table-row>
          <table:table-cell table:style-name="表51.A2" office:value-type="string">
            <text:p text:style-name="P20">○</text:p>
          </table:table-cell>
          <table:table-cell table:style-name="表51.B2" office:value-type="string">
            <text:p text:style-name="P20">○</text:p>
          </table:table-cell>
        </table:table-row>
      </table:table>
      <text:p text:style-name="P28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8">期間</text:p>
          </table:table-cell>
          <table:table-cell table:style-name="表52.B1" office:value-type="string">
            <text:p text:style-name="P19"><text:s text:c="2"/>2020.12.14(月) ~ 2020.12.20(日)</text:p>
          </table:table-cell>
        </table:table-row>
        <table:table-row>
          <table:table-cell table:style-name="表52.A2" office:value-type="string">
            <text:p text:style-name="P16">合計</text:p>
          </table:table-cell>
          <table:table-cell table:style-name="表52.B2" office:value-type="string">
            <text:p text:style-name="P17"><text:s/>￥1,904 円</text:p>
          </table:table-cell>
        </table:table-row>
      </table:table>
      <text:p text:style-name="P34"><text:soft-page-break/></text:p>
      <text:p text:style-name="P10">---------------------</text:p>
      <text:p text:style-name="P11">【作業員　岩淵謙 / 日報連絡、他】 2020.12.14(月) ~ 2020.12.20(日)</text:p>
      <text:p text:style-name="P10">[//]</text:p>
      <text:p text:style-name="P4"/>
      <text:p text:style-name="P12"/>
      <text:p text:style-name="P1">-------------------------------------------------------- [20201226_152513]</text:p>
      <text:p text:style-name="P7"><text:span text:style-name="T15">どうも</text:span>お疲れさまです。<text:span text:style-name="T15">書類の提出です。</text:span></text:p>
      <text:p text:style-name="P9">自分は、このあとは、部屋に閉じこもろうと思います。</text:p>
      <text:p text:style-name="P9">引きこもりがいいなあと、つくづく思いました（笑）。</text:p>
      <text:p text:style-name="P9">新年も安全でやります。またお付き合いください。ではでは。</text:p>
      <text:p text:style-name="P7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1">1</text:p>
          </table:table-cell>
          <table:table-cell table:style-name="表53.A1" office:value-type="string">
            <text:p text:style-name="P21">作業日</text:p>
          </table:table-cell>
          <table:table-cell table:style-name="表53.C1" office:value-type="string">
            <text:p text:style-name="P23">12/25 金曜日</text:p>
          </table:table-cell>
        </table:table-row>
        <table:table-row>
          <table:table-cell table:style-name="表53.A2" office:value-type="string">
            <text:p text:style-name="P21">2</text:p>
          </table:table-cell>
          <table:table-cell table:style-name="表53.A2" office:value-type="string">
            <text:p text:style-name="P21">発注者</text:p>
          </table:table-cell>
          <table:table-cell table:style-name="表53.C2" office:value-type="string">
            <text:p text:style-name="P23">橘設備工業所</text:p>
          </table:table-cell>
        </table:table-row>
        <table:table-row>
          <table:table-cell table:style-name="表53.A2" office:value-type="string">
            <text:p text:style-name="P21">3</text:p>
          </table:table-cell>
          <table:table-cell table:style-name="表53.A2" office:value-type="string">
            <text:p text:style-name="P21">工事件名</text:p>
          </table:table-cell>
          <table:table-cell table:style-name="表53.C2" office:value-type="string">
            <text:p text:style-name="P23">ガーラ横浜大口Ⅱ</text:p>
          </table:table-cell>
        </table:table-row>
        <table:table-row>
          <table:table-cell table:style-name="表53.A2" office:value-type="string">
            <text:p text:style-name="P21">4</text:p>
          </table:table-cell>
          <table:table-cell table:style-name="表53.A2" office:value-type="string">
            <text:p text:style-name="P21">作業時間</text:p>
          </table:table-cell>
          <table:table-cell table:style-name="表5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53.A2" office:value-type="string">
            <text:p text:style-name="P21">5</text:p>
          </table:table-cell>
          <table:table-cell table:style-name="表53.A2" office:value-type="string">
            <text:p text:style-name="P21">備考</text:p>
          </table:table-cell>
          <table:table-cell table:style-name="表53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2"><text:span text:style-name="T15">新年</text:span>1/8（金）</text:p>
          </table:table-cell>
          <table:table-cell table:style-name="表54.B1" office:value-type="string">
            <text:p text:style-name="P22">1/9（土）</text:p>
          </table:table-cell>
        </table:table-row>
        <table:table-row>
          <table:table-cell table:style-name="表54.A2" office:value-type="string">
            <text:p text:style-name="P20">○</text:p>
          </table:table-cell>
          <table:table-cell table:style-name="表54.B2" office:value-type="string">
            <text:p text:style-name="P20">○</text:p>
          </table:table-cell>
        </table:table-row>
      </table:table>
      <text:p text:style-name="P28">③ 交通費申請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8">期間</text:p>
          </table:table-cell>
          <table:table-cell table:style-name="表55.B1" office:value-type="string">
            <text:p text:style-name="P19"><text:s text:c="2"/>2020.12.21(月) ~ 2020.12.27(日)</text:p>
          </table:table-cell>
        </table:table-row>
        <table:table-row>
          <table:table-cell table:style-name="表55.A2" office:value-type="string">
            <text:p text:style-name="P16">合計</text:p>
          </table:table-cell>
          <table:table-cell table:style-name="表55.B2" office:value-type="string">
            <text:p text:style-name="P17"><text:s/>￥1,014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0.12.21(月) ~ 2020.12.27(日)</text:p>
      <text:p text:style-name="P10">[//]</text:p>
      <text:p text:style-name="P4"/>
      <text:p text:style-name="P4"/>
      <text:p text:style-name="P12"/>
      <text:p text:style-name="P1">-------------------------------------------------------- [XXX]</text:p>
      <text:p text:style-name="P9">新年の挨拶です。中村さん、新田さん、鈴木さん（順不同、と言うわけでもなく）、お元気<text:soft-page-break/>ですか。</text:p>
      <text:p text:style-name="P9">旧年はよくしていただいて、ありがとうございました。</text:p>
      <text:p text:style-name="P9">本年もまたお付き合い願いたく。</text:p>
      <text:p text:style-name="P9">来週の希望日をご連絡します。よろしくご配慮たまわりたく。</text:p>
      <text:p text:style-name="P9">何か福のある年にしたいものです。ご機嫌よう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2">1/15（金）</text:p>
          </table:table-cell>
          <table:table-cell table:style-name="表57.B1" office:value-type="string">
            <text:p text:style-name="P22">1/16（土）</text:p>
          </table:table-cell>
        </table:table-row>
        <table:table-row>
          <table:table-cell table:style-name="表57.A2" office:value-type="string">
            <text:p text:style-name="P20">○</text:p>
          </table:table-cell>
          <table:table-cell table:style-name="表57.B2" office:value-type="string">
            <text:p text:style-name="P20">○</text:p>
          </table:table-cell>
        </table:table-row>
      </table:table>
      <text:p text:style-name="P29"/>
      <text:p text:style-name="P10">---------------------</text:p>
      <text:p text:style-name="P11">【作業員　岩淵謙 / 作業希望日】 2021.1.11(月) ~ 2021.1.17(日)</text:p>
      <text:p text:style-name="P10">[//]</text:p>
      <text:p text:style-name="P4"/>
      <text:p text:style-name="P12"/>
      <text:p text:style-name="P4"/>
      <text:p text:style-name="P1">-------------------------------------------------------- [20210115_122618]</text:p>
      <text:p text:style-name="P7"><text:span text:style-name="T15">どうも</text:span>お疲れさまです。日報その他を<text:span text:style-name="T15">提出します。</text:span></text:p>
      <text:p text:style-name="P7">よろしくお願いします。</text:p>
      <text:p text:style-name="P7">岩淵</text:p>
      <text:p text:style-name="P14"><text:span text:style-name="T5">----------- </text:span><text:span text:style-name="T3">提出 </text:span><text:span text:style-name="T5">--</text:span><text:span text:style-name="T5">-------------------</text:span></text:p>
      <text:p text:style-name="P8">①<text:span text:style-name="T15">日報（２件）</text:span></text:p>
      <table:table table:name="表56" table:style-name="表56">
        <table:table-column table:style-name="表56.A"/>
        <table:table-column table:style-name="表56.B"/>
        <table:table-column table:style-name="表56.C"/>
        <table:table-row>
          <table:table-cell table:style-name="表56.A1" office:value-type="string">
            <text:p text:style-name="P21">1</text:p>
          </table:table-cell>
          <table:table-cell table:style-name="表56.A1" office:value-type="string">
            <text:p text:style-name="P21">作業日</text:p>
          </table:table-cell>
          <table:table-cell table:style-name="表56.C1" office:value-type="string">
            <text:p text:style-name="P23">1/12 火曜日、13 水曜日</text:p>
          </table:table-cell>
        </table:table-row>
        <table:table-row>
          <table:table-cell table:style-name="表56.A2" office:value-type="string">
            <text:p text:style-name="P21">2</text:p>
          </table:table-cell>
          <table:table-cell table:style-name="表56.A2" office:value-type="string">
            <text:p text:style-name="P21">発注者</text:p>
          </table:table-cell>
          <table:table-cell table:style-name="表56.C2" office:value-type="string">
            <text:p text:style-name="P23">ホクシン設備</text:p>
          </table:table-cell>
        </table:table-row>
        <table:table-row>
          <table:table-cell table:style-name="表56.A2" office:value-type="string">
            <text:p text:style-name="P21">3</text:p>
          </table:table-cell>
          <table:table-cell table:style-name="表56.A2" office:value-type="string">
            <text:p text:style-name="P21">工事件名</text:p>
          </table:table-cell>
          <table:table-cell table:style-name="表56.C2" office:value-type="string">
            <text:p text:style-name="P23">新宿区四谷坂町計画</text:p>
          </table:table-cell>
        </table:table-row>
        <table:table-row>
          <table:table-cell table:style-name="表56.A2" office:value-type="string">
            <text:p text:style-name="P21">4</text:p>
          </table:table-cell>
          <table:table-cell table:style-name="表56.A2" office:value-type="string">
            <text:p text:style-name="P21">作業時間</text:p>
          </table:table-cell>
          <table:table-cell table:style-name="表56.C2" office:value-type="string">
            <text:p text:style-name="P23">両日とも、８：００－１７：００</text:p>
            <text:p text:style-name="P23">（定時）</text:p>
          </table:table-cell>
        </table:table-row>
        <table:table-row>
          <table:table-cell table:style-name="表56.A2" office:value-type="string">
            <text:p text:style-name="P21">5</text:p>
          </table:table-cell>
          <table:table-cell table:style-name="表56.A2" office:value-type="string">
            <text:p text:style-name="P21">備考</text:p>
          </table:table-cell>
          <table:table-cell table:style-name="表56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2">1/22（金）</text:p>
          </table:table-cell>
          <table:table-cell table:style-name="表58.B1" office:value-type="string">
            <text:p text:style-name="P22">1/23（土）</text:p>
          </table:table-cell>
        </table:table-row>
        <table:table-row>
          <table:table-cell table:style-name="表58.A2" office:value-type="string">
            <text:p text:style-name="P20">○</text:p>
          </table:table-cell>
          <table:table-cell table:style-name="表58.B2" office:value-type="string">
            <text:p text:style-name="P20">○</text:p>
          </table:table-cell>
        </table:table-row>
      </table:table>
      <text:p text:style-name="P28">③ 交通費申請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8">期間</text:p>
          </table:table-cell>
          <table:table-cell table:style-name="表59.B1" office:value-type="string">
            <text:p text:style-name="P19"><text:s text:c="2"/>2021.1.11(月) ~ 2021.1.17(日)</text:p>
          </table:table-cell>
        </table:table-row>
        <table:table-row>
          <table:table-cell table:style-name="表59.A2" office:value-type="string">
            <text:p text:style-name="P16">合計</text:p>
          </table:table-cell>
          <table:table-cell table:style-name="表59.B2" office:value-type="string">
            <text:p text:style-name="P17"><text:s/>￥1,984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1.1.11(月) ~ 2021.1.17(日)</text:p>
      <text:p text:style-name="P10">[//]</text:p>
      <text:p text:style-name="P4"/>
      <text:p text:style-name="P12"/>
      <text:p text:style-name="P4"/>
      <text:p text:style-name="P1">-------------------------------------------------------- [XXX]</text:p>
      <text:p text:style-name="P7">お疲れさまです。<text:span text:style-name="T15">どうも遅くなりました。書類の提出です。</text:span></text:p>
      <text:p text:style-name="P7">よろしく願い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0" table:style-name="表60">
        <table:table-column table:style-name="表60.A"/>
        <table:table-column table:style-name="表60.B"/>
        <table:table-column table:style-name="表60.C"/>
        <table:table-row>
          <table:table-cell table:style-name="表60.A1" office:value-type="string">
            <text:p text:style-name="P21">1</text:p>
          </table:table-cell>
          <table:table-cell table:style-name="表60.A1" office:value-type="string">
            <text:p text:style-name="P21">作業日</text:p>
          </table:table-cell>
          <table:table-cell table:style-name="表60.C1" office:value-type="string">
            <text:p text:style-name="P23">1/23 土曜日</text:p>
          </table:table-cell>
        </table:table-row>
        <table:table-row>
          <table:table-cell table:style-name="表60.A2" office:value-type="string">
            <text:p text:style-name="P21">2</text:p>
          </table:table-cell>
          <table:table-cell table:style-name="表60.A2" office:value-type="string">
            <text:p text:style-name="P21">発注者</text:p>
          </table:table-cell>
          <table:table-cell table:style-name="表60.C2" office:value-type="string">
            <text:p text:style-name="P23">ホクシン設備</text:p>
          </table:table-cell>
        </table:table-row>
        <table:table-row>
          <table:table-cell table:style-name="表60.A2" office:value-type="string">
            <text:p text:style-name="P21">3</text:p>
          </table:table-cell>
          <table:table-cell table:style-name="表60.A2" office:value-type="string">
            <text:p text:style-name="P21">工事件名</text:p>
          </table:table-cell>
          <table:table-cell table:style-name="表60.C2" office:value-type="string">
            <text:p text:style-name="P23">江東橋４丁目計画</text:p>
          </table:table-cell>
        </table:table-row>
        <table:table-row>
          <table:table-cell table:style-name="表60.A2" office:value-type="string">
            <text:p text:style-name="P21">4</text:p>
          </table:table-cell>
          <table:table-cell table:style-name="表60.A2" office:value-type="string">
            <text:p text:style-name="P21">作業時間</text:p>
          </table:table-cell>
          <table:table-cell table:style-name="表6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60.A2" office:value-type="string">
            <text:p text:style-name="P21">5</text:p>
          </table:table-cell>
          <table:table-cell table:style-name="表60.A2" office:value-type="string">
            <text:p text:style-name="P21">備考</text:p>
          </table:table-cell>
          <table:table-cell table:style-name="表60.C2" office:value-type="string">
            <text:p text:style-name="P23">合計、２名（酒井さん）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2">2/5（金）</text:p>
          </table:table-cell>
          <table:table-cell table:style-name="表61.B1" office:value-type="string">
            <text:p text:style-name="P22">2/6（土）</text:p>
          </table:table-cell>
        </table:table-row>
        <table:table-row>
          <table:table-cell table:style-name="表61.A2" office:value-type="string">
            <text:p text:style-name="P20">○</text:p>
          </table:table-cell>
          <table:table-cell table:style-name="表61.B2" office:value-type="string">
            <text:p text:style-name="P20">○</text:p>
          </table:table-cell>
        </table:table-row>
      </table:table>
      <text:p text:style-name="P28">③ 交通費申請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8">期間</text:p>
          </table:table-cell>
          <table:table-cell table:style-name="表62.B1" office:value-type="string">
            <text:p text:style-name="P19"><text:s text:c="2"/>2021.1.18(月) ~ 2021.1.24(日)</text:p>
          </table:table-cell>
        </table:table-row>
        <table:table-row>
          <table:table-cell table:style-name="表62.A2" office:value-type="string">
            <text:p text:style-name="P16">合計</text:p>
          </table:table-cell>
          <table:table-cell table:style-name="表62.B2" office:value-type="string">
            <text:p text:style-name="P17"><text:s/>￥924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1.1.18(月) ~ 2021.1.24(日)</text:p>
      <text:p text:style-name="P10">[//]</text:p>
      <text:p text:style-name="P4"/>
      <text:p text:style-name="P12"/>
      <text:p text:style-name="P4"/>
      <text:p text:style-name="P4"/>
      <text:p text:style-name="P1">-------------------------------------------------------- [XXX]</text:p>
      <text:p text:style-name="P7">お疲れさまです。<text:span text:style-name="T15">書類提出します。</text:span>よろしく願い<text:span text:style-name="T15">や</text:span>す。</text:p>
      <text:p text:style-name="P7"><text:soft-page-break/>岩淵</text:p>
      <text:p text:style-name="P14"><text:span text:style-name="T5">----------- </text:span><text:span text:style-name="T3">提出（</text:span><text:span text:style-name="T10"> </text:span><text:span text:style-name="T11">２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3" table:style-name="表63">
        <table:table-column table:style-name="表63.A"/>
        <table:table-column table:style-name="表63.B"/>
        <table:table-column table:style-name="表63.C"/>
        <table:table-row>
          <table:table-cell table:style-name="表63.A1" office:value-type="string">
            <text:p text:style-name="P21">1</text:p>
          </table:table-cell>
          <table:table-cell table:style-name="表63.A1" office:value-type="string">
            <text:p text:style-name="P21">作業日</text:p>
          </table:table-cell>
          <table:table-cell table:style-name="表63.C1" office:value-type="string">
            <text:p text:style-name="P23">1/29 金曜日</text:p>
          </table:table-cell>
        </table:table-row>
        <table:table-row>
          <table:table-cell table:style-name="表63.A2" office:value-type="string">
            <text:p text:style-name="P21">2</text:p>
          </table:table-cell>
          <table:table-cell table:style-name="表63.A2" office:value-type="string">
            <text:p text:style-name="P21">発注者</text:p>
          </table:table-cell>
          <table:table-cell table:style-name="表63.C2" office:value-type="string">
            <text:p text:style-name="P23">ホクシン設備</text:p>
          </table:table-cell>
        </table:table-row>
        <table:table-row>
          <table:table-cell table:style-name="表63.A2" office:value-type="string">
            <text:p text:style-name="P21">3</text:p>
          </table:table-cell>
          <table:table-cell table:style-name="表63.A2" office:value-type="string">
            <text:p text:style-name="P21">工事件名</text:p>
          </table:table-cell>
          <table:table-cell table:style-name="表63.C2" office:value-type="string">
            <text:p text:style-name="P23">武蔵新田Ⅱプロジェクト</text:p>
          </table:table-cell>
        </table:table-row>
        <table:table-row>
          <table:table-cell table:style-name="表63.A2" office:value-type="string">
            <text:p text:style-name="P21">4</text:p>
          </table:table-cell>
          <table:table-cell table:style-name="表63.A2" office:value-type="string">
            <text:p text:style-name="P21">作業時間</text:p>
          </table:table-cell>
          <table:table-cell table:style-name="表6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63.A2" office:value-type="string">
            <text:p text:style-name="P21">5</text:p>
          </table:table-cell>
          <table:table-cell table:style-name="表63.A2" office:value-type="string">
            <text:p text:style-name="P21">備考</text:p>
          </table:table-cell>
          <table:table-cell table:style-name="表63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　=&gt;　５日か６日、です。</text:span></text:p>
      <text:p text:style-name="P28">③ 交通費申請</text:p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8">期間</text:p>
          </table:table-cell>
          <table:table-cell table:style-name="表65.B1" office:value-type="string">
            <text:p text:style-name="P19"><text:s text:c="2"/>2021.1.25(月) ~ 2021.1.31(日)</text:p>
          </table:table-cell>
        </table:table-row>
        <table:table-row>
          <table:table-cell table:style-name="表65.A2" office:value-type="string">
            <text:p text:style-name="P16">合計</text:p>
          </table:table-cell>
          <table:table-cell table:style-name="表65.B2" office:value-type="string">
            <text:p text:style-name="P17"><text:s/>￥440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1.1.25(月) ~ 2021.1.31(日)</text:p>
      <text:p text:style-name="P10">[//]</text:p>
      <text:p text:style-name="P4"/>
      <text:p text:style-name="P12"/>
      <text:p text:style-name="P4"/>
      <text:p text:style-name="P1">-------------------------------------------------------- [20210207_144731]</text:p>
      <text:p text:style-name="P7">お疲れさまです。<text:span text:style-name="T15">書類の提出です。</text:span>よろしく願い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4" table:style-name="表64">
        <table:table-column table:style-name="表64.A"/>
        <table:table-column table:style-name="表64.B"/>
        <table:table-column table:style-name="表64.C"/>
        <table:table-row>
          <table:table-cell table:style-name="表64.A1" office:value-type="string">
            <text:p text:style-name="P21">1</text:p>
          </table:table-cell>
          <table:table-cell table:style-name="表64.A1" office:value-type="string">
            <text:p text:style-name="P21">作業日</text:p>
          </table:table-cell>
          <table:table-cell table:style-name="表64.C1" office:value-type="string">
            <text:p text:style-name="P23">2/6 土曜日</text:p>
          </table:table-cell>
        </table:table-row>
        <table:table-row>
          <table:table-cell table:style-name="表64.A2" office:value-type="string">
            <text:p text:style-name="P21">2</text:p>
          </table:table-cell>
          <table:table-cell table:style-name="表64.A2" office:value-type="string">
            <text:p text:style-name="P21">発注者</text:p>
          </table:table-cell>
          <table:table-cell table:style-name="表64.C2" office:value-type="string">
            <text:p text:style-name="P23">川本工業</text:p>
          </table:table-cell>
        </table:table-row>
        <table:table-row>
          <table:table-cell table:style-name="表64.A2" office:value-type="string">
            <text:p text:style-name="P21">3</text:p>
          </table:table-cell>
          <table:table-cell table:style-name="表64.A2" office:value-type="string">
            <text:p text:style-name="P21">工事件名</text:p>
          </table:table-cell>
          <table:table-cell table:style-name="表64.C2" office:value-type="string">
            <text:p text:style-name="P23">国際埠頭㈱第２貯炭場</text:p>
          </table:table-cell>
        </table:table-row>
        <table:table-row>
          <table:table-cell table:style-name="表64.A2" office:value-type="string">
            <text:p text:style-name="P21">4</text:p>
          </table:table-cell>
          <table:table-cell table:style-name="表64.A2" office:value-type="string">
            <text:p text:style-name="P21">作業時間</text:p>
          </table:table-cell>
          <table:table-cell table:style-name="表64.C2" office:value-type="string">
            <text:p text:style-name="P23">７：３０－１７：００</text:p>
            <text:p text:style-name="P23">（早出３０分）</text:p>
          </table:table-cell>
        </table:table-row>
        <table:table-row>
          <table:table-cell table:style-name="表64.A2" office:value-type="string">
            <text:p text:style-name="P21">5</text:p>
          </table:table-cell>
          <table:table-cell table:style-name="表64.A2" office:value-type="string">
            <text:p text:style-name="P21">備考</text:p>
          </table:table-cell>
          <table:table-cell table:style-name="表64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2">2/12（金）</text:p>
          </table:table-cell>
          <table:table-cell table:style-name="表66.B1" office:value-type="string">
            <text:p text:style-name="P22">2/13（土）</text:p>
          </table:table-cell>
        </table:table-row>
        <table:table-row>
          <table:table-cell table:style-name="表66.A2" office:value-type="string">
            <text:p text:style-name="P20">○</text:p>
          </table:table-cell>
          <table:table-cell table:style-name="表66.B2" office:value-type="string">
            <text:p text:style-name="P20">○</text:p>
          </table:table-cell>
        </table:table-row>
      </table:table>
      <text:p text:style-name="P28">③ 交通費申請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8">期間</text:p>
          </table:table-cell>
          <table:table-cell table:style-name="表67.B1" office:value-type="string">
            <text:p text:style-name="P19"><text:s text:c="2"/>2021.2.1(月) ~ 2021.2.7(日)</text:p>
          </table:table-cell>
        </table:table-row>
        <text:soft-page-break/>
        <table:table-row>
          <table:table-cell table:style-name="表67.A2" office:value-type="string">
            <text:p text:style-name="P16">合計</text:p>
          </table:table-cell>
          <table:table-cell table:style-name="表67.B2" office:value-type="string">
            <text:p text:style-name="P17"><text:s/>￥1,480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1.2.1(月) ~ 2021.2.7(日)</text:p>
      <text:p text:style-name="P10">[//]</text:p>
      <text:p text:style-name="P4"/>
      <text:p text:style-name="P12"/>
      <text:p text:style-name="P4"/>
      <text:p text:style-name="P1">-------------------------------------------------------- [XXX]</text:p>
      <text:p text:style-name="P9">すみません。先週分、遅くなりました。</text:p>
      <text:p text:style-name="P7">よろしく願います。<text:span text:style-name="T15">要件のみ、失礼。</text:span>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8" table:style-name="表68">
        <table:table-column table:style-name="表68.A"/>
        <table:table-column table:style-name="表68.B"/>
        <table:table-column table:style-name="表68.C"/>
        <table:table-row>
          <table:table-cell table:style-name="表68.A1" office:value-type="string">
            <text:p text:style-name="P21">1</text:p>
          </table:table-cell>
          <table:table-cell table:style-name="表68.A1" office:value-type="string">
            <text:p text:style-name="P21">作業日</text:p>
          </table:table-cell>
          <table:table-cell table:style-name="表68.C1" office:value-type="string">
            <text:p text:style-name="P23">2/13 土曜日</text:p>
          </table:table-cell>
        </table:table-row>
        <table:table-row>
          <table:table-cell table:style-name="表68.A2" office:value-type="string">
            <text:p text:style-name="P21">2</text:p>
          </table:table-cell>
          <table:table-cell table:style-name="表68.A2" office:value-type="string">
            <text:p text:style-name="P21">発注者</text:p>
          </table:table-cell>
          <table:table-cell table:style-name="表68.C2" office:value-type="string">
            <text:p text:style-name="P23">ホクシン設備</text:p>
          </table:table-cell>
        </table:table-row>
        <table:table-row>
          <table:table-cell table:style-name="表68.A2" office:value-type="string">
            <text:p text:style-name="P21">3</text:p>
          </table:table-cell>
          <table:table-cell table:style-name="表68.A2" office:value-type="string">
            <text:p text:style-name="P21">工事件名</text:p>
          </table:table-cell>
          <table:table-cell table:style-name="表68.C2" office:value-type="string">
            <text:p text:style-name="P23">新宿区四谷坂町計画</text:p>
          </table:table-cell>
        </table:table-row>
        <table:table-row>
          <table:table-cell table:style-name="表68.A2" office:value-type="string">
            <text:p text:style-name="P21">4</text:p>
          </table:table-cell>
          <table:table-cell table:style-name="表68.A2" office:value-type="string">
            <text:p text:style-name="P21">作業時間</text:p>
          </table:table-cell>
          <table:table-cell table:style-name="表68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68.A2" office:value-type="string">
            <text:p text:style-name="P21">5</text:p>
          </table:table-cell>
          <table:table-cell table:style-name="表68.A2" office:value-type="string">
            <text:p text:style-name="P21">備考</text:p>
          </table:table-cell>
          <table:table-cell table:style-name="表68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2">2/19（金）</text:p>
          </table:table-cell>
          <table:table-cell table:style-name="表69.B1" office:value-type="string">
            <text:p text:style-name="P22">2/20（土）</text:p>
          </table:table-cell>
        </table:table-row>
        <table:table-row>
          <table:table-cell table:style-name="表69.A2" office:value-type="string">
            <text:p text:style-name="P20">○</text:p>
          </table:table-cell>
          <table:table-cell table:style-name="表69.B2" office:value-type="string">
            <text:p text:style-name="P20">○</text:p>
          </table:table-cell>
        </table:table-row>
      </table:table>
      <text:p text:style-name="P28">③ 交通費申請</text:p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18">期間</text:p>
          </table:table-cell>
          <table:table-cell table:style-name="表71.B1" office:value-type="string">
            <text:p text:style-name="P19"><text:s text:c="2"/>2021.2.8(月) ~ 2021.2.14(日)</text:p>
          </table:table-cell>
        </table:table-row>
        <table:table-row>
          <table:table-cell table:style-name="表71.A2" office:value-type="string">
            <text:p text:style-name="P16">合計</text:p>
          </table:table-cell>
          <table:table-cell table:style-name="表71.B2" office:value-type="string">
            <text:p text:style-name="P17"><text:s/>￥992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1.2.8(月) ~ 2021.2.14(日)</text:p>
      <text:p text:style-name="P10">[//]</text:p>
      <text:p text:style-name="P4"/>
      <text:p text:style-name="P12"/>
      <text:p text:style-name="P1">-------------------------------------------------------- [XXX]</text:p>
      <text:p text:style-name="P7">お疲れさまです。遅れました。<text:span text:style-name="T15">書類提出です。</text:span></text:p>
      <text:p text:style-name="P7">よろしく願います。</text:p>
      <text:p text:style-name="P7">岩淵</text:p>
      <text:p text:style-name="P14"><text:soft-page-break/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2" table:style-name="表72">
        <table:table-column table:style-name="表72.A"/>
        <table:table-column table:style-name="表72.B"/>
        <table:table-column table:style-name="表72.C"/>
        <table:table-row>
          <table:table-cell table:style-name="表72.A1" office:value-type="string">
            <text:p text:style-name="P21">1</text:p>
          </table:table-cell>
          <table:table-cell table:style-name="表72.A1" office:value-type="string">
            <text:p text:style-name="P21">作業日</text:p>
          </table:table-cell>
          <table:table-cell table:style-name="表72.C1" office:value-type="string">
            <text:p text:style-name="P23">2/20 土曜日</text:p>
          </table:table-cell>
        </table:table-row>
        <table:table-row>
          <table:table-cell table:style-name="表72.A2" office:value-type="string">
            <text:p text:style-name="P21">2</text:p>
          </table:table-cell>
          <table:table-cell table:style-name="表72.A2" office:value-type="string">
            <text:p text:style-name="P21">発注者</text:p>
          </table:table-cell>
          <table:table-cell table:style-name="表72.C2" office:value-type="string">
            <text:p text:style-name="P23">東京ガスエネワーク</text:p>
          </table:table-cell>
        </table:table-row>
        <table:table-row>
          <table:table-cell table:style-name="表72.A2" office:value-type="string">
            <text:p text:style-name="P21">3</text:p>
          </table:table-cell>
          <table:table-cell table:style-name="表72.A2" office:value-type="string">
            <text:p text:style-name="P21">工事件名</text:p>
          </table:table-cell>
          <table:table-cell table:style-name="表72.C2" office:value-type="string">
            <text:p text:style-name="P23">豊岡町マンション新築工事</text:p>
          </table:table-cell>
        </table:table-row>
        <table:table-row>
          <table:table-cell table:style-name="表72.A2" office:value-type="string">
            <text:p text:style-name="P21">4</text:p>
          </table:table-cell>
          <table:table-cell table:style-name="表72.A2" office:value-type="string">
            <text:p text:style-name="P21">作業時間</text:p>
          </table:table-cell>
          <table:table-cell table:style-name="表7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72.A2" office:value-type="string">
            <text:p text:style-name="P21">5</text:p>
          </table:table-cell>
          <table:table-cell table:style-name="表72.A2" office:value-type="string">
            <text:p text:style-name="P21">備考</text:p>
          </table:table-cell>
          <table:table-cell table:style-name="表72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2">2/26（金）</text:p>
          </table:table-cell>
          <table:table-cell table:style-name="表73.B1" office:value-type="string">
            <text:p text:style-name="P22">2/27（土）</text:p>
          </table:table-cell>
        </table:table-row>
        <table:table-row>
          <table:table-cell table:style-name="表73.A2" office:value-type="string">
            <text:p text:style-name="P20">○</text:p>
          </table:table-cell>
          <table:table-cell table:style-name="表73.B2" office:value-type="string">
            <text:p text:style-name="P20">○</text:p>
          </table:table-cell>
        </table:table-row>
      </table:table>
      <text:p text:style-name="P28">③ 交通費申請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8">期間</text:p>
          </table:table-cell>
          <table:table-cell table:style-name="表74.B1" office:value-type="string">
            <text:p text:style-name="P19"><text:s text:c="2"/>2021.2.15(月) ~ 2021.2.21(日)</text:p>
          </table:table-cell>
        </table:table-row>
        <table:table-row>
          <table:table-cell table:style-name="表74.A2" office:value-type="string">
            <text:p text:style-name="P16">合計</text:p>
          </table:table-cell>
          <table:table-cell table:style-name="表74.B2" office:value-type="string">
            <text:p text:style-name="P17"><text:s/>￥752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1.2.15(月) ~ 2021.2.21(日)</text:p>
      <text:p text:style-name="P10">[//]</text:p>
      <text:p text:style-name="P4"/>
      <text:p text:style-name="P12"/>
      <text:p text:style-name="P1">-------------------------------------------------------- [XXX]</text:p>
      <text:p text:style-name="P7">お疲れさまです。<text:span text:style-name="T15">書類を提出します。</text:span></text:p>
      <text:p text:style-name="P9">送る準備をしてあったのだけれど、つい私事に夢中になってました。</text:p>
      <text:p text:style-name="P9">どうも失礼。よろしく願い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text:span text:style-name="T16">（</text:span><text:span text:style-name="T19"> ２</text:span><text:span text:style-name="T20"> </text:span><text:span text:style-name="T16">枚）</text:span></text:p>
      <table:table table:name="表75" table:style-name="表75">
        <table:table-column table:style-name="表75.A"/>
        <table:table-column table:style-name="表75.B"/>
        <table:table-column table:style-name="表75.C"/>
        <table:table-column table:style-name="表75.D"/>
        <table:table-row>
          <table:table-cell table:style-name="表75.A1" office:value-type="string">
            <text:p text:style-name="P21">1</text:p>
          </table:table-cell>
          <table:table-cell table:style-name="表75.A1" office:value-type="string">
            <text:p text:style-name="P21">作業日</text:p>
          </table:table-cell>
          <table:table-cell table:style-name="表75.A1" office:value-type="string">
            <text:p text:style-name="P23">2/25 木曜日</text:p>
          </table:table-cell>
          <table:table-cell table:style-name="表75.D1" office:value-type="string">
            <text:p text:style-name="P23">2/27 土曜日</text:p>
          </table:table-cell>
        </table:table-row>
        <table:table-row>
          <table:table-cell table:style-name="表75.A2" office:value-type="string">
            <text:p text:style-name="P21">2</text:p>
          </table:table-cell>
          <table:table-cell table:style-name="表75.A2" office:value-type="string">
            <text:p text:style-name="P21">発注者</text:p>
          </table:table-cell>
          <table:table-cell table:style-name="表75.A2" office:value-type="string">
            <text:p text:style-name="P23">アイアール電気</text:p>
          </table:table-cell>
          <table:table-cell table:style-name="表75.D2" office:value-type="string">
            <text:p text:style-name="P23">同じ</text:p>
          </table:table-cell>
        </table:table-row>
        <table:table-row>
          <table:table-cell table:style-name="表75.A2" office:value-type="string">
            <text:p text:style-name="P21">3</text:p>
          </table:table-cell>
          <table:table-cell table:style-name="表75.A2" office:value-type="string">
            <text:p text:style-name="P21">工事件名</text:p>
          </table:table-cell>
          <table:table-cell table:style-name="表75.A2" office:value-type="string">
            <text:p text:style-name="P23">千代田区内神田１丁目計画</text:p>
          </table:table-cell>
          <table:table-cell table:style-name="表75.D2" office:value-type="string">
            <text:p text:style-name="P23">゛</text:p>
          </table:table-cell>
        </table:table-row>
        <table:table-row>
          <table:table-cell table:style-name="表75.A2" office:value-type="string">
            <text:p text:style-name="P21">4</text:p>
          </table:table-cell>
          <table:table-cell table:style-name="表75.A2" office:value-type="string">
            <text:p text:style-name="P21">作業時間</text:p>
          </table:table-cell>
          <table:table-cell table:style-name="表75.A2" office:value-type="string">
            <text:p text:style-name="P23">８：００－１７：００</text:p>
            <text:p text:style-name="P23">（定時）</text:p>
          </table:table-cell>
          <table:table-cell table:style-name="表75.D2" office:value-type="string">
            <text:p text:style-name="P23">８：００－１７：３０</text:p>
            <text:p text:style-name="P23">（残業　０．５）</text:p>
          </table:table-cell>
        </table:table-row>
        <table:table-row>
          <table:table-cell table:style-name="表75.A2" office:value-type="string">
            <text:p text:style-name="P21">5</text:p>
          </table:table-cell>
          <table:table-cell table:style-name="表75.A2" office:value-type="string">
            <text:p text:style-name="P21">備考</text:p>
          </table:table-cell>
          <table:table-cell table:style-name="表75.A2" office:value-type="string">
            <text:p text:style-name="P23">-</text:p>
          </table:table-cell>
          <table:table-cell table:style-name="表75.D2" office:value-type="string">
            <text:p text:style-name="P23">残業のこと、お客さんから了解受領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2">3/5（金）</text:p>
          </table:table-cell>
          <table:table-cell table:style-name="表76.B1" office:value-type="string">
            <text:p text:style-name="P22">3/6（土）</text:p>
          </table:table-cell>
        </table:table-row>
        <table:table-row>
          <table:table-cell table:style-name="表76.A2" office:value-type="string">
            <text:p text:style-name="P20">○</text:p>
          </table:table-cell>
          <table:table-cell table:style-name="表76.B2" office:value-type="string">
            <text:p text:style-name="P20">○</text:p>
          </table:table-cell>
        </table:table-row>
      </table:table>
      <text:p text:style-name="P28">③ 交通費申請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8">期間</text:p>
          </table:table-cell>
          <table:table-cell table:style-name="表77.B1" office:value-type="string">
            <text:p text:style-name="P19"><text:s text:c="2"/>2021.2.22(月) ~ 2021.2.28(日)</text:p>
          </table:table-cell>
        </table:table-row>
        <table:table-row>
          <table:table-cell table:style-name="表77.A2" office:value-type="string">
            <text:p text:style-name="P16">合計</text:p>
          </table:table-cell>
          <table:table-cell table:style-name="表77.B2" office:value-type="string">
            <text:p text:style-name="P17"><text:s/>￥1,676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1.2.22(月) ~ 2021.2.28(日)</text:p>
      <text:p text:style-name="P10">[//]</text:p>
      <text:p text:style-name="P4"/>
      <text:p text:style-name="P12"/>
      <text:p text:style-name="P1">-------------------------------------------------------- [XXX]</text:p>
      <text:p text:style-name="P7"><text:span text:style-name="T15">どうも</text:span>お疲れさまです。来週の仕事希望<text:span text:style-name="T15">日</text:span>です。</text:p>
      <text:p text:style-name="P7">よろしく願います<text:span text:style-name="T15">る</text:span>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8">作業希望日 （週１日　金、または、土）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2">3/12（金）</text:p>
          </table:table-cell>
          <table:table-cell table:style-name="表81.B1" office:value-type="string">
            <text:p text:style-name="P22">3/13（土）</text:p>
          </table:table-cell>
        </table:table-row>
        <table:table-row>
          <table:table-cell table:style-name="表81.A2" office:value-type="string">
            <text:p text:style-name="P20">○</text:p>
          </table:table-cell>
          <table:table-cell table:style-name="表81.B2" office:value-type="string">
            <text:p text:style-name="P20">○</text:p>
          </table:table-cell>
        </table:table-row>
      </table:table>
      <text:p text:style-name="P29"/>
      <text:p text:style-name="P10">---------------------</text:p>
      <text:p text:style-name="P11">【作業員　岩淵謙 / 仕事希望日の連絡】 対象　2021.3.8(月) ~ 2021.3.14(日)</text:p>
      <text:p text:style-name="P10">[//]</text:p>
      <text:p text:style-name="P4"/>
      <text:p text:style-name="P4"/>
      <text:p text:style-name="P12"/>
      <text:p text:style-name="P1">-------------------------------------------------------- [XXX]</text:p>
      <text:p text:style-name="P7">お疲れさまです。遅くなりました。<text:span text:style-name="T15">書類を提出します。</text:span>よろしく願い<text:span text:style-name="T15">ます</text:span>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</text:span><text:span text:style-name="T19"> ２</text:span><text:span text:style-name="T20"> </text:span><text:span text:style-name="T16">枚</text:span><text:span text:style-name="T15">）</text:span></text:p>
      <table:table table:name="表80" table:style-name="表80">
        <table:table-column table:style-name="表80.A"/>
        <table:table-column table:style-name="表80.B"/>
        <table:table-column table:style-name="表80.C"/>
        <table:table-column table:style-name="表80.D"/>
        <table:table-row>
          <table:table-cell table:style-name="表80.A1" office:value-type="string">
            <text:p text:style-name="P21">1</text:p>
          </table:table-cell>
          <table:table-cell table:style-name="表80.A1" office:value-type="string">
            <text:p text:style-name="P21">作業日</text:p>
          </table:table-cell>
          <table:table-cell table:style-name="表80.A1" office:value-type="string">
            <text:p text:style-name="P24">3/12 金曜日</text:p>
          </table:table-cell>
          <table:table-cell table:style-name="表80.D1" office:value-type="string">
            <text:p text:style-name="P24">3/15 月曜日</text:p>
          </table:table-cell>
        </table:table-row>
        <table:table-row>
          <table:table-cell table:style-name="表80.A2" office:value-type="string">
            <text:p text:style-name="P21">2</text:p>
          </table:table-cell>
          <table:table-cell table:style-name="表80.A2" office:value-type="string">
            <text:p text:style-name="P21">発注者</text:p>
          </table:table-cell>
          <table:table-cell table:style-name="表80.A2" office:value-type="string">
            <text:p text:style-name="P23">小川電気工事</text:p>
          </table:table-cell>
          <table:table-cell table:style-name="表80.D2" office:value-type="string">
            <text:p text:style-name="P23">アットライフ</text:p>
          </table:table-cell>
        </table:table-row>
        <table:table-row>
          <table:table-cell table:style-name="表80.A3" office:value-type="float" office:value="3">
            <text:p text:style-name="P21">3</text:p>
          </table:table-cell>
          <table:table-cell table:style-name="表80.A2" office:value-type="string">
            <text:p text:style-name="P21">工事件名</text:p>
          </table:table-cell>
          <table:table-cell table:style-name="表80.A2" office:value-type="string">
            <text:p text:style-name="P23">国立市富士見台二丁目新築計画</text:p>
          </table:table-cell>
          <table:table-cell table:style-name="表80.D2" office:value-type="string">
            <text:p text:style-name="P23">大東建託　豪徳寺計画</text:p>
          </table:table-cell>
        </table:table-row>
        <text:soft-page-break/>
        <table:table-row>
          <table:table-cell table:style-name="表80.A2" office:value-type="string">
            <text:p text:style-name="P21">4</text:p>
          </table:table-cell>
          <table:table-cell table:style-name="表80.A2" office:value-type="string">
            <text:p text:style-name="P21">作業時間</text:p>
          </table:table-cell>
          <table:table-cell table:style-name="表80.A2" office:value-type="string">
            <text:p text:style-name="P23">８：１５－１７：００</text:p>
            <text:p text:style-name="P23">（定時）</text:p>
          </table:table-cell>
          <table:table-cell table:style-name="表80.D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80.A2" office:value-type="string">
            <text:p text:style-name="P21">5</text:p>
          </table:table-cell>
          <table:table-cell table:style-name="表80.A2" office:value-type="string">
            <text:p text:style-name="P21">備考</text:p>
          </table:table-cell>
          <table:table-cell table:style-name="表80.A2" office:value-type="string">
            <text:p text:style-name="P23">-</text:p>
          </table:table-cell>
          <table:table-cell table:style-name="表80.D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ext:p text:style-name="P47">==&gt; 来週分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2">3/26（金）</text:p>
          </table:table-cell>
          <table:table-cell table:style-name="表82.B1" office:value-type="string">
            <text:p text:style-name="P22">3/27（土）</text:p>
          </table:table-cell>
        </table:table-row>
        <table:table-row>
          <table:table-cell table:style-name="表82.A2" office:value-type="string">
            <text:p text:style-name="P20">○</text:p>
          </table:table-cell>
          <table:table-cell table:style-name="表82.B2" office:value-type="string">
            <text:p text:style-name="P20">○</text:p>
          </table:table-cell>
        </table:table-row>
      </table:table>
      <text:p text:style-name="P28">③ 交通費申請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8">期間</text:p>
          </table:table-cell>
          <table:table-cell table:style-name="表83.B1" office:value-type="string">
            <text:p text:style-name="P19"><text:s text:c="2"/>2021.3.8(月) ~ 2021.3.15(<text:span text:style-name="T15">月</text:span>)</text:p>
          </table:table-cell>
        </table:table-row>
        <table:table-row>
          <table:table-cell table:style-name="表83.A2" office:value-type="string">
            <text:p text:style-name="P16">合計</text:p>
          </table:table-cell>
          <table:table-cell table:style-name="表83.B2" office:value-type="string">
            <text:p text:style-name="P17"><text:s/>￥1,664 (930+734)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1.3.8(月) ~ 2021.3.15(月)</text:p>
      <text:p text:style-name="P10">[//]</text:p>
      <text:p text:style-name="P4"/>
      <text:p text:style-name="P12"/>
      <text:p text:style-name="P1">-------------------------------------------------------- [XXX]</text:p>
      <text:p text:style-name="P7">おはようございます。来週の勤務希望日の<text:span text:style-name="T15">提出です。</text:span></text:p>
      <text:p text:style-name="P7"><text:span text:style-name="T15">仕事ありましたら、</text:span>よろしく願い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2">4/2（金）</text:p>
          </table:table-cell>
          <table:table-cell table:style-name="表85.B1" office:value-type="string">
            <text:p text:style-name="P22">4/3（土）</text:p>
          </table:table-cell>
        </table:table-row>
        <table:table-row>
          <table:table-cell table:style-name="表85.A2" office:value-type="string">
            <text:p text:style-name="P20">○</text:p>
          </table:table-cell>
          <table:table-cell table:style-name="表85.B2" office:value-type="string">
            <text:p text:style-name="P20">○</text:p>
          </table:table-cell>
        </table:table-row>
      </table:table>
      <text:p text:style-name="P29"/>
      <text:p text:style-name="P10">---------------------</text:p>
      <text:p text:style-name="P11">【作業員　岩淵謙 / 勤務希望日】 2021.3.29(月) ~ 2021.4.4(日)</text:p>
      <text:p text:style-name="P10">[//]</text:p>
      <text:p text:style-name="P4"/>
      <text:p text:style-name="P12">@@@</text:p>
      <text:p text:style-name="P1">-------------------------------------------------------- [XXX]</text:p>
      <text:p text:style-name="P7">お疲れさまです。<text:span text:style-name="T15">書類等を提出します。</text:span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84" table:style-name="表84">
        <table:table-column table:style-name="表84.A"/>
        <table:table-column table:style-name="表84.B"/>
        <table:table-column table:style-name="表84.C"/>
        <text:soft-page-break/>
        <table:table-row>
          <table:table-cell table:style-name="表84.A1" office:value-type="string">
            <text:p text:style-name="P21">1</text:p>
          </table:table-cell>
          <table:table-cell table:style-name="表84.A1" office:value-type="string">
            <text:p text:style-name="P21">作業日</text:p>
          </table:table-cell>
          <table:table-cell table:style-name="表84.C1" office:value-type="string">
            <text:p text:style-name="P23">4/XX XX曜日</text:p>
          </table:table-cell>
        </table:table-row>
        <table:table-row>
          <table:table-cell table:style-name="表84.A2" office:value-type="string">
            <text:p text:style-name="P21">2</text:p>
          </table:table-cell>
          <table:table-cell table:style-name="表84.A2" office:value-type="string">
            <text:p text:style-name="P21">発注者</text:p>
          </table:table-cell>
          <table:table-cell table:style-name="表84.C2" office:value-type="string">
            <text:p text:style-name="P23">XXX（XXX）</text:p>
          </table:table-cell>
        </table:table-row>
        <table:table-row>
          <table:table-cell table:style-name="表84.A2" office:value-type="string">
            <text:p text:style-name="P21">3</text:p>
          </table:table-cell>
          <table:table-cell table:style-name="表84.A2" office:value-type="string">
            <text:p text:style-name="P21">工事件名</text:p>
          </table:table-cell>
          <table:table-cell table:style-name="表84.C2" office:value-type="string">
            <text:p text:style-name="P23">XXX</text:p>
          </table:table-cell>
        </table:table-row>
        <table:table-row>
          <table:table-cell table:style-name="表84.A2" office:value-type="string">
            <text:p text:style-name="P21">4</text:p>
          </table:table-cell>
          <table:table-cell table:style-name="表84.A2" office:value-type="string">
            <text:p text:style-name="P21">作業時間</text:p>
          </table:table-cell>
          <table:table-cell table:style-name="表84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84.A2" office:value-type="string">
            <text:p text:style-name="P21">5</text:p>
          </table:table-cell>
          <table:table-cell table:style-name="表84.A2" office:value-type="string">
            <text:p text:style-name="P21">備考</text:p>
          </table:table-cell>
          <table:table-cell table:style-name="表84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2">4/XX（金）</text:p>
          </table:table-cell>
          <table:table-cell table:style-name="表86.B1" office:value-type="string">
            <text:p text:style-name="P22">4/XX（土）</text:p>
          </table:table-cell>
        </table:table-row>
        <table:table-row>
          <table:table-cell table:style-name="表86.A2" office:value-type="string">
            <text:p text:style-name="P20">○</text:p>
          </table:table-cell>
          <table:table-cell table:style-name="表86.B2" office:value-type="string">
            <text:p text:style-name="P20">○</text:p>
          </table:table-cell>
        </table:table-row>
      </table:table>
      <text:p text:style-name="P28">③ 交通費申請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18">期間</text:p>
          </table:table-cell>
          <table:table-cell table:style-name="表87.B1" office:value-type="string">
            <text:p text:style-name="P19"><text:s text:c="2"/>2021.4.XX(月) ~ 2021.4.XX(日)</text:p>
          </table:table-cell>
        </table:table-row>
        <table:table-row>
          <table:table-cell table:style-name="表87.A2" office:value-type="string">
            <text:p text:style-name="P16">合計</text:p>
          </table:table-cell>
          <table:table-cell table:style-name="表87.B2" office:value-type="string">
            <text:p text:style-name="P17"><text:s/>￥XXX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1.4.XX(月) ~ 2021.4.XX(日)</text:p>
      <text:p text:style-name="P10">[//]</text:p>
      <text:p text:style-name="P4"/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text:span text:style-name="T15">書類等を提出します。</text:span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4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2">4/XX（金）</text:p>
          </table:table-cell>
          <table:table-cell table:style-name="表38.B1" office:value-type="string">
            <text:p text:style-name="P22">4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28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1.4.XX(月) ~ 2021.4.XX(日)</text:p>
          </table:table-cell>
        </table:table-row>
        <text:soft-page-break/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4"/>
      <text:p text:style-name="P10">---------------------</text:p>
      <text:p text:style-name="P11">【作業員　岩淵謙 / 日報連絡、他】 2021.4.XX(月) ~ 2021.4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5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7"/>
      <text:p text:style-name="P27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7945709723529010762" text:style-name="L1">
        <text:list-item>
          <text:p text:style-name="P52">image file</text:p>
          <text:list>
            <text:list-item>
              <text:p text:style-name="P52">copy to : C:\WORKS_2\WS\WS_Others\towa_corpo</text:p>
            </text:list-item>
            <text:list-item>
              <text:p text:style-name="P52"><text:soft-page-break/>change → file name</text:p>
            </text:list-item>
            <text:list-item>
              <text:p text:style-name="P52">DUP</text:p>
            </text:list-item>
            <text:list-item>
              <text:p text:style-name="P52">open the orig with paint</text:p>
            </text:list-item>
            <text:list-item>
              <text:p text:style-name="P52">change size → 25 % (<office:annotation office:name="__Annotation__14902_534617985"><dc:creator>iwabuchi ken</dc:creator><dc:date>2020-02-03T15:01:30.11</dc:date><text:p text:style-name="P66"><text:span text:style-name="T21">680 ==&gt; about</text:span></text:p></office:annotation>40 %, 680KB~<office:annotation-end office:name="__Annotation__14902_534617985"/>)</text:p>
            </text:list-item>
            <text:list-item>
              <text:p text:style-name="P52">close paint</text:p>
            </text:list-item>
          </text:list>
        </text:list-item>
        <text:list-item>
          <text:p text:style-name="P53">email<text:span text:style-name="T18"> </text:span><text:span text:style-name="T17">###</text:span></text:p>
          <text:list>
            <text:list-item>
              <text:p text:style-name="P53">C – N (new mail)</text:p>
            </text:list-item>
            <text:list-item>
              <text:p text:style-name="P53">attach image file</text:p>
            </text:list-item>
            <text:list-item>
              <text:p text:style-name="P53">open in-mail image file</text:p>
            </text:list-item>
            <text:list-item>
              <text:p text:style-name="P53">validate</text:p>
              <text:list>
                <text:list-item>
                  <text:p text:style-name="P53">終了時刻</text:p>
                </text:list-item>
                <text:list-item>
                  <text:p text:style-name="P53">職長サイン</text:p>
                </text:list-item>
              </text:list>
            </text:list-item>
          </text:list>
        </text:list-item>
        <text:list-item>
          <text:p text:style-name="P52">doc</text:p>
          <text:list>
            <text:list-item>
              <text:p text:style-name="P52">prev lines → DUP</text:p>
            </text:list-item>
            <text:list-item>
              <text:p text:style-name="P52">enter data</text:p>
              <text:list>
                <text:list-item>
                  <text:p text:style-name="P53">作業について</text:p>
                  <text:list>
                    <text:list-item>
                      <text:p text:style-name="P52">作業日</text:p>
                    </text:list-item>
                    <text:list-item>
                      <text:p text:style-name="P52">発注者</text:p>
                    </text:list-item>
                    <text:list-item>
                      <text:p text:style-name="P52">工事件名</text:p>
                    </text:list-item>
                    <text:list-item>
                      <text:p text:style-name="P53">作業時間</text:p>
                    </text:list-item>
                  </text:list>
                </text:list-item>
                <text:list-item>
                  <text:p text:style-name="P53">タイトル文字列</text:p>
                </text:list-item>
              </text:list>
            </text:list-item>
          </text:list>
        </text:list-item>
        <text:list-item>
          <text:p text:style-name="P64">email</text:p>
          <text:list>
            <text:list-item>
              <text:p text:style-name="P64">C/P</text:p>
              <text:list>
                <text:list-item>
                  <text:p text:style-name="P65">本文</text:p>
                </text:list-item>
                <text:list-item>
                  <text:p text:style-name="P64">subject</text:p>
                </text:list-item>
              </text:list>
            </text:list-item>
            <text:list-item>
              <text:p text:style-name="P64"><text:soft-page-break/>validate</text:p>
              <text:list>
                <text:list-item>
                  <text:p text:style-name="P52">作業日</text:p>
                </text:list-item>
                <text:list-item>
                  <text:p text:style-name="P52">発注者</text:p>
                </text:list-item>
                <text:list-item>
                  <text:p text:style-name="P52">工事件名</text:p>
                </text:list-item>
                <text:list-item>
                  <text:p text:style-name="P53">作業時間</text:p>
                </text:list-item>
              </text:list>
            </text:list-item>
            <text:list-item>
              <text:p text:style-name="P65">F6 (“To”) → “yoko” &gt; Ret</text:p>
            </text:list-item>
            <text:list-item>
              <text:p text:style-name="P65">C – Ret (send)</text:p>
            </text:list-item>
            <text:list-item>
              <text:p text:style-name="P65">review → sent mail</text:p>
              <text:list>
                <text:list-item>
                  <text:p text:style-name="P65">送信先</text:p>
                </text:list-item>
                <text:list-item>
                  <text:p text:style-name="P65">日付</text:p>
                  <text:list>
                    <text:list-item>
                      <text:p text:style-name="P65">日報に書いた日付</text:p>
                    </text:list-item>
                    <text:list-item>
                      <text:p text:style-name="P65">メールの「件名」の日付（日報のそれと同じか？）</text:p>
                    </text:list-item>
                  </text:list>
                </text:list-item>
                <text:list-item>
                  <text:p text:style-name="P65">サイン</text:p>
                  <text:list>
                    <text:list-item>
                      <text:p text:style-name="P65">職長</text:p>
                    </text:list-item>
                    <text:list-item>
                      <text:p text:style-name="P65">発注者</text:p>
                    </text:list-item>
                  </text:list>
                </text:list-item>
                <text:list-item>
                  <text:p text:style-name="P65">時間</text:p>
                  <text:list>
                    <text:list-item>
                      <text:p text:style-name="P65">開始</text:p>
                    </text:list-item>
                    <text:list-item>
                      <text:p text:style-name="P65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doc</text:p>
          <text:list>
            <text:list-item>
              <text:p text:style-name="P65">move → “” string</text:p>
            </text:list-item>
          </text:list>
        </text:list-item>
      </text:list>
      <text:p text:style-name="P33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5"/>
          </table:table-cell>
          <table:table-cell table:style-name="表70.B1" office:value-type="string">
            <text:p text:style-name="P25">image file (<text:span text:style-name="T15">日報）</text:span></text:p>
            <text:list xml:id="list5408769289248170062" text:style-name="L2">
              <text:list-item>
                <text:p text:style-name="P35">copy</text:p>
                <text:list>
                  <text:list-item>
                    <text:p text:style-name="P35">from C:\WORKS_2\WS\WS_Cake_IFM11\iphone_to_upload</text:p>
                  </text:list-item>
                  <text:list-item>
                    <text:p text:style-name="P35">to <text:s/>==&gt; C:\WORKS_2\WS\WS_Others\towa_corpo</text:p>
                  </text:list-item>
                </text:list>
              </text:list-item>
              <text:list-item>
                <text:p text:style-name="P35">name ==&gt; change</text:p>
                <text:list>
                  <text:list-item>
                    <text:p text:style-name="P35">【作業員　岩淵謙 <text:s/>日報連絡】 2020.7.4.土 2020.7.6.月.jpg</text:p>
                  </text:list-item>
                </text:list>
              </text:list-item>
              <text:list-item>
                <text:p text:style-name="P35">open file (f1)</text:p>
              </text:list-item>
              <text:list-item>
                <text:p text:style-name="P35">DUP</text:p>
              </text:list-item>
              <text:list-item>
                <text:p text:style-name="P35">f1 ==&gt; paint</text:p>
              </text:list-item>
              <text:list-item>
                <text:p text:style-name="P35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5"/>
          </table:table-cell>
          <table:table-cell table:style-name="表70.B2" office:value-type="string">
            <text:p text:style-name="P26">交通費請求書</text:p>
            <text:list xml:id="list8507413624064165125" text:style-name="L3">
              <text:list-item>
                <text:p text:style-name="P36">DUP : 交通費請求書.用紙.orig.jpg</text:p>
              </text:list-item>
              <text:list-item>
                <text:p text:style-name="P36">name ==&gt; change : 【作業員　岩淵謙 <text:s/>交通費請求書】 2020.7.6(月) ~ 2020.7.12(日).jpg</text:p>
              </text:list-item>
              <text:list-item>
                <text:p text:style-name="P36">open file</text:p>
              </text:list-item>
              <text:list-item>
                <text:p text:style-name="P36">M – o &gt; ↓ &gt; Ret (paint)</text:p>
              </text:list-item>
              <text:list-item>
                <text:p text:style-name="P36">入力</text:p>
              </text:list-item>
              <text:list-item>
                <text:p text:style-name="P36">DUP</text:p>
              </text:list-item>
              <text:list-item>
                <text:p text:style-name="P36">M – o &gt; “70” &gt; Ret (size change)</text:p>
              </text:list-item>
              <text:list-item>
                <text:p text:style-name="P36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5"/>
          </table:table-cell>
          <table:table-cell table:style-name="表70.B2" office:value-type="string">
            <text:p text:style-name="P25">email</text:p>
            <text:list xml:id="list1226285777718517364" text:style-name="L4">
              <text:list-item>
                <text:p text:style-name="P38">start mailer</text:p>
              </text:list-item>
              <text:list-item>
                <text:p text:style-name="P38">new mail</text:p>
              </text:list-item>
              <text:list-item>
                <text:p text:style-name="P38">C – S – a &gt; choose file &gt; Ret (append)</text:p>
              </text:list-item>
              <text:list-item>
                <text:p text:style-name="P38">open ==&gt; appended files (<text:span text:style-name="T15">日報、交通費)</text:span></text:p>
              </text:list-item>
              <text:list-item>
                <text:p text:style-name="P37">C/P</text:p>
                <text:list>
                  <text:list-item>
                    <text:p text:style-name="P37">本文</text:p>
                  </text:list-item>
                  <text:list-item>
                    <text:p text:style-name="P37">タイトル</text:p>
                  </text:list-item>
                </text:list>
              </text:list-item>
              <text:list-item>
                <text:p text:style-name="P37">“send” : “yoko” &gt; Ret (autofill)</text:p>
              </text:list-item>
              <text:list-item>
                <text:p text:style-name="P37">validate</text:p>
                <text:list>
                  <text:list-item>
                    <text:p text:style-name="P37">append ==&gt; 2 files</text:p>
                  </text:list-item>
                  <text:list-item>
                    <text:p text:style-name="P37">subject</text:p>
                    <text:list>
                      <text:list-item>
                        <text:p text:style-name="P37">期間</text:p>
                      </text:list-item>
                      <text:list-item>
                        <text:p text:style-name="P37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37">C – Ret (send)</text:p>
              </text:list-item>
              <text:list-item>
                <text:p text:style-name="P37">validate</text:p>
                <text:list>
                  <text:list-item>
                    <text:p text:style-name="P37">attached files</text:p>
                  </text:list-item>
                  <text:list-item>
                    <text:p text:style-name="P37"><text:soft-page-break/>宛先</text:p>
                  </text:list-item>
                  <text:list-item>
                    <text:p text:style-name="P37">タイトル</text:p>
                    <text:list>
                      <text:list-item>
                        <text:p text:style-name="P37">期間</text:p>
                      </text:list-item>
                      <text:list-item>
                        <text:p text:style-name="P37">内容</text:p>
                      </text:list-item>
                    </text:list>
                  </text:list-item>
                  <text:list-item>
                    <text:p text:style-name="P37">本文</text:p>
                    <text:list>
                      <text:list-item>
                        <text:p text:style-name="P37">送るものについての文。</text:p>
                      </text:list-item>
                      <text:list-item>
                        <text:p text:style-name="P37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30">-------------------------------------------------------- [STEPS : closing] 20200912_182844</text:p>
      <text:list xml:id="list8238760699121860739" text:style-name="L5">
        <text:list-item>
          <text:p text:style-name="P50">close</text:p>
          <text:list>
            <text:list-item>
              <text:p text:style-name="P50">image files</text:p>
            </text:list-item>
            <text:list-item>
              <text:p text:style-name="P50">folders</text:p>
            </text:list-item>
            <text:list-item>
              <text:p text:style-name="P50">apps</text:p>
              <text:list>
                <text:list-item>
                  <text:p text:style-name="P50">paint</text:p>
                </text:list-item>
                <text:list-item>
                  <text:p text:style-name="P50">mailer</text:p>
                </text:list-item>
              </text:list>
            </text:list-item>
          </text:list>
        </text:list-item>
        <text:list-item>
          <text:p text:style-name="P50">validate</text:p>
          <text:list>
            <text:list-item>
              <text:p text:style-name="P50">mail ==&gt; move to “sent” box</text:p>
            </text:list-item>
          </text:list>
        </text:list-item>
        <text:list-item>
          <text:p text:style-name="P50">prep next</text:p>
          <text:list>
            <text:list-item>
              <text:p text:style-name="P51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3-27T10:09:17.23</dc:date>
    <dc:creator>iwabuchi ken</dc:creator>
    <meta:editing-duration>P1DT8H17M50S</meta:editing-duration>
    <meta:editing-cycles>171</meta:editing-cycles>
    <meta:generator>OpenOffice/4.1.3$Win32 OpenOffice.org_project/413m1$Build-9783</meta:generator>
    <meta:document-statistic meta:table-count="87" meta:image-count="0" meta:object-count="0" meta:page-count="27" meta:paragraph-count="1169" meta:word-count="6842" meta:character-count="14566"/>
  </office:meta>
</office:document-meta>
</file>